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Diamond.xml" manifest:media-type="text/xml"/>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3"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automatic-styles>
    <style:style style:name="P1" style:family="paragraph" style:parent-style-name="Normal">
      <style:text-properties officeooo:rsid="007928f7" officeooo:paragraph-rsid="007928f7"/>
    </style:style>
    <style:style style:name="P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7a6d84"/>
    </style:style>
    <style:style style:name="T2" style:family="text">
      <style:text-properties officeooo:rsid="007d30fd"/>
    </style:style>
    <style:style style:name="T3" style:family="text">
      <style:text-properties officeooo:rsid="007d477b"/>
    </style:style>
    <style:style style:name="T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Un jeu de logique en Python</text:p>
      <text:p text:style-name="Signature">Emmanuel Delay et Nicolas Desforêts</text:p>
      <text:p text:style-name="Signature">[Enseignants en mathématiques et informatique]</text:p>
      <text:p text:style-name="Signature"/>
      <text:p text:style-name="chapeau">Dans l’univers des jeux de cartes, beaucoup font plus ou moins appel à la logique. Nous vous présentons ici un jeu directement basé sur la logique propositionnelle. Nous nous proposons d’en présenter les principales caractéristiques et de détailler les algorithmes principaux de l’implémentation en Python.</text:p>
      <text:p text:style-name="pragma">/// TAG = SERIOUS GAME ///</text:p>
      <text:p text:style-name="Normal"/>
      <text:p text:style-name="pragma">/// Couv : Serious Game / <text:s/>Retour d'expérience <text:span text:style-name="T1">#7408</text:span> : Développement d'un jeu de logique propositionnelle en Python ///</text:p>
      <text:p text:style-name="Normal"/>
      <text:p text:style-name="pragma">/// Mots-clés ///</text:p>
      <text:p text:style-name="Normal">Logique, Algorithme, DPLL, Jeux, Python</text:p>
      <text:p text:style-name="pragma">/// Fin Mots-clés ///</text:p>
      <text:p text:style-name="Normal"/>
      <text:p text:style-name="P1"><office:annotation office:name="__Annotation__5399_1889927977"><dc:creator>Tristan Colombo</dc:creator><dc:date>2020-01-07T15:54:37.426068272</dc:date><loext:sender-initials>TC</loext:sender-initials><text:p text:style-name="P2"><text:span text:style-name="T4">À minima il fallait un semblant d'introduction quand même...</text:span></text:p></office:annotation>Nous nous proposons d'implémenter un jeu de cartes, <text:span text:style-name="T2">PrYE (</text:span><text:span text:style-name="italic"><text:span text:style-name="T2">Prove Your Existence</text:span></text:span><text:span text:style-name="T2">, ou pour les anglophobes « Prouve que tu existes »)</text:span> basé sur la logique propositionnelle (voir figure 1).<office:annotation-end office:name="__Annotation__5399_1889927977"/></text:p>
      <text:p text:style-name="pragma">/// Image : articlePrye_figure_01.png ///</text:p>
      <text:p text:style-name="legende">Fig. 1 : Un exemple de partie.</text:p>
      <text:p text:style-name="Normal">Le jeu est composé de 55 cartes : 4 de chaque variable (<text:span text:style-name="code_5f_par">A</text:span>, <text:span text:style-name="code_5f_par">B</text:span>, <text:span text:style-name="code_5f_par">C</text:span> ou <text:span text:style-name="code_5f_par">D</text:span>), 4 de chaque opérateur (<text:span text:style-name="code_5f_par">ET</text:span>, <text:span text:style-name="code_5f_par">OU</text:span>, <text:span text:style-name="code_5f_par">IMPLIQUE</text:span>), 6 cartes <text:span text:style-name="code_5f_par">NON</text:span>, 8 parenthèses, 3 cartes « <office:annotation office:name="__Annotation__5400_1889927977"><dc:creator>Tristan Colombo</dc:creator><dc:date>2020-01-07T15:55:02.433748507</dc:date><loext:sender-initials>TC</loext:sender-initials><text:p text:style-name="P2"><text:span text:style-name="T4">Pourquoi « QED » ? Ça à une signification ?</text:span></text:p><text:p text:style-name="P2"><text:span text:style-name="T4"/></text:p><text:p text:style-name="P2"><text:span text:style-name="T4">Il faudrait peut être en profiter pour dire que votre jeu s'appelle PrYE et pourquoi</text:span></text:p></office:annotation>QED<office:annotation-end office:name="__Annotation__5400_1889927977"/> » <text:span text:style-name="T2">(</text:span><text:span text:style-name="italic"><text:span text:style-name="T2">Quod Erat Demonstrandum</text:span></text:span><text:span text:style-name="T2">, autrement dit ce qu’il fallait démontrer) </text:span>et 10 cartes particulières.</text:p>
      <text:p text:style-name="Normal">Chaque joueur (4 maximum) se voit assigné une variable (<text:span text:style-name="code_5f_par">A</text:span>, <text:span text:style-name="code_5f_par">B</text:span>, <text:span text:style-name="code_5f_par">C</text:span> ou <text:span text:style-name="code_5f_par">D</text:span>) au début du jeu. À chaque manche, les joueurs essaient collectivement de créer une preuve de leur existence tout en réfutant l’existence des autres joueurs.</text:p>
      <text:p text:style-name="Normal">La syntaxe de ces preuves respecte la syntaxe de la logique propositionnelle, et constitue donc un excellent entraînement pour toute personne désireuse d’améliorer ses compétences en logique.</text:p>
      <text:p text:style-name="Normal">Nous allons tout d’abord détailler cette notion de preuve, puis présenter des algorithmes permettant d’automatiser l’analyse des preuves, et enfin proposer une implémentation en <text:span text:style-name="gras">Python</text:span> en utilisant le module <text:span text:style-name="gras">tkinter</text:span>.</text:p>
      <text:h text:style-name="Heading_20_1" text:outline-level="1">1 La notion de preuve logique</text:h>
      <text:p text:style-name="Normal">Le mot logique provient du grec <text:span text:style-name="italic">logos</text:span> et signifie science de la raison. C'est une branche des mathématiques qui a pour objectif d'étudier le discours et le raisonnement.</text:p>
      <text:p text:style-name="Normal">Avant tout, la logique est l'étude de règles générales et formelles de la pensée permettant de vérifier si un raisonnement est cohérent ou ne l'est pas. Elle trouve ses premières expérimentations dans les mathématiques (en particulier dans la géométrie). Son but est de traduire des idées et des concepts en expressions ou équations mathématiques, et de réaliser certains calculs sur ces formalisations. Cette approche algébrique et formelle a marqué le début de la logique moderne et l'algèbre de Boole en est une des premières avancées.</text:p>
      <text:p text:style-name="Normal">En informatique, parler de la mécanisation de la pensée et du raisonnement a tout son sens. En effet, il va de soi que l'automatisation des calculs et des déductions (démonstrations) trouve son intérêt dans la conception d'algorithmes et de programmes. Les algorithmes correspondent exactement à la mécanisation du raisonnement (formalisation d'un problème) et les programmes à leur automatisation (programmation dans un langage informatique d'un algorithme). De plus, il est à noter que depuis l'exploitation de la correspondance preuve-programme, la logique et l'informatique s'avèrent incontestablement liés.</text:p>
      <text:p text:style-name="Normal">Le calcul des propositions étudie des énoncés qui sont soit vrais soit faux. Cette théorie comporte des <text:soft-page-break/>énoncés de fait et des vérités logiques :</text:p>
      <text:p text:style-name="Normal">- énoncés de fait : ce sont des énoncés cohérents d'un point de vue syntaxique et soit vrai soit faux d'un point de vue sémantique (ex : L’herbe est verte ; Les hommes sont mortels ; Le chien miaule).</text:p>
      <text:p text:style-name="Normal">- vérités logiques : ce sont des énoncés cohérents d'un point de vue logique/raisonnement (ex : Si il fait froid, je mets un manteau, alors si je n’ai pas de manteau, il ne fait pas froid).</text:p>
      <text:p text:style-name="pragma">/// Début note ///</text:p>
      <text:p text:style-name="Normal">Un autre exemple de vérité logique du grand logicien Coluche : « Quand vous voyez un flic dans la rue, c’est qu’y a pas de danger. S’il y avait du danger, le flic serait pas là ».</text:p>
      <text:p text:style-name="pragma">/// Fin note ///</text:p>
      <text:p text:style-name="Normal">Le développement de cette théorie repose sur la description d'un langage formel qui va permettre d'une part de formaliser des énoncés et d'autre part de faire des dérivations (ou déductions) à partir de ces énoncés ou bien de leur attribuer une valeur de vérité (vrai ou faux).</text:p>
      <text:p text:style-name="Normal">Ce langage est composé de propositions (dans le jeu, ce sont les lettres <text:span text:style-name="code_5f_par">A</text:span>, <text:span text:style-name="code_5f_par">B</text:span>, <text:span text:style-name="code_5f_par">C</text:span> et <text:span text:style-name="code_5f_par">D</text:span>) et de connecteurs logiques (<text:span text:style-name="code_5f_par">ET</text:span>, <text:span text:style-name="code_5f_par">OU</text:span>, <text:span text:style-name="code_5f_par">NON</text:span> et <text:span text:style-name="code_5f_par">IMPLIQUE</text:span> dans le jeu). Par exemple, la formalisation de la vérité logique précédente est, en notant <text:span text:style-name="code_5f_par">F</text:span> la proposition « il fait froid » et <text:span text:style-name="code_5f_par">M</text:span> la proposition « je porte un manteau », <text:span text:style-name="code_5f_par">(F IMPLIQUE M) IMPLIQUE (NON M IMPLIQUE NON F)</text:span>.</text:p>
      <text:p text:style-name="Normal">Un certain nombre d’axiomes et de règles régissent ces connecteurs. Par exemple :</text:p>
      <text:p text:style-name="Normal">- Lois de Morgan : <text:span text:style-name="code_5f_par">NON(A OU B)</text:span> équivaut à <text:span text:style-name="code_5f_par">NON A ET NON B</text:span> ; <text:span text:style-name="code_5f_par">NON(A ET B)</text:span> équivaut à <text:span text:style-name="code_5f_par">NON A OU NON B </text:span>;</text:p>
      <text:p text:style-name="Normal">- Distributivité : <text:span text:style-name="code_5f_par">A OU (B ET C)</text:span> équivaut à <text:span text:style-name="code_5f_par">(A OU B) ET (A OU C)</text:span> ; <text:span text:style-name="code_5f_par">A ET (B OU C)</text:span> équivaut à <text:span text:style-name="code_5f_par">(A ET B) OU (A ET C)</text:span> ;</text:p>
      <text:p text:style-name="Normal">- Implication : <text:span text:style-name="code_5f_par">A IMPLIQUE B</text:span> équivaut à <text:span text:style-name="code_5f_par">NON A OU B</text:span>.</text:p>
      <text:h text:style-name="Heading_20_1" text:outline-level="1">2 Les algorithmes pour l’analyse de preuve</text:h>
      <text:h text:style-name="Heading_20_2" text:outline-level="2">2.1 Algorithme de Shunting-Yard</text:h>
      <text:p text:style-name="Normal">L’algorithme de Shunting-Yard <text:span text:style-name="gras">[1]</text:span> permet de traduire une expression algébrique parenthésée en une expression en notation polonaise inversée (NPI) <text:span text:style-name="gras">[2]</text:span>. Par exemple, <text:span text:style-name="code_5f_par">(A ET B) IMPLIQUE NON C</text:span> devient <text:span text:style-name="code_5f_par">A B ET C NON IMPLIQUE</text:span>, qui revient à un parcours en profondeur post-fixé de l’arbre décrivant l’expression (voir figure 2).</text:p>
      <text:p text:style-name="pragma">/// Image : articlePrye_figure_02.png ///</text:p>
      <text:p text:style-name="legende">Fig. 2 : Un exemple d’expression parenthésée et l’arbre en NPI correspondant.</text:p>
      <text:p text:style-name="Normal">L’intérêt de cette notation est qu’elle permet de facilement évaluer une expression : il suffit de parcourir la liste en NPI de gauche à droite en empilant chaque valeur. Si on rencontre un opérateur binaire (resp. unaire), on dépile deux (resp. une) valeurs, on applique l’opérateur puis on rempile le résultat. Si tout se passe bien, à la fin la pile contient l’évaluation de l’expression. Dans le contexte de notre jeu de cartes, on obtient :</text:p>
      <text:p text:style-name="code"><text:span text:style-name="keyword0_5f_python">def</text:span> evalue<text:span text:style-name="symbol0_5f_python">(</text:span>npi : <text:span text:style-name="keyword1_5f_python">list</text:span>, interpretation : <text:span text:style-name="keyword1_5f_python">list</text:span><text:span text:style-name="symbol0_5f_python">) -&gt; </text:span>bool:</text:p>
      <text:p text:style-name="code"><text:s text:c="4"/><text:span text:style-name="string_5f_python">"""Évalue la liste npi en fonction de l’interprétation.</text:span></text:p>
      <text:p text:style-name="code"><text:span text:style-name="string_5f_python"><text:s text:c="8"/>:param npi : liste de cartes en notation polonaise inversée</text:span></text:p>
      <text:p text:style-name="code"><text:span text:style-name="string_5f_python"><text:s text:c="8"/>:param interpretation: liste de 4 booléens correspondant aux valeurs de</text:span></text:p>
      <text:p text:style-name="code"><text:span text:style-name="string_5f_python"><text:s text:c="12"/>A, B, C et D</text:span></text:p>
      <text:p text:style-name="code"><text:span text:style-name="string_5f_python"/></text:p>
      <text:p text:style-name="code"><text:span text:style-name="string_5f_python"><text:s text:c="4"/>:return: Valeur de la liste de carte en fonction de l’interprétation.</text:span></text:p>
      <text:p text:style-name="code"><text:span text:style-name="string_5f_python"><text:s text:c="4"/>"""</text:span></text:p>
      <text:p text:style-name="code"><text:s text:c="4"/><text:span text:style-name="keyword0_5f_python">if</text:span> npi == <text:span text:style-name="symbol0_5f_python">[]</text:span>:</text:p>
      <text:p text:style-name="code"><text:s text:c="8"/><text:span text:style-name="keyword0_5f_python">return</text:span> <text:span text:style-name="keyword1_5f_python">True</text:span></text:p>
      <text:p text:style-name="code"><text:s text:c="4"/>pile = <text:span text:style-name="symbol0_5f_python">[]</text:span></text:p>
      <text:p text:style-name="code"><text:s text:c="4"/><text:span text:style-name="keyword0_5f_python">for</text:span> card <text:span text:style-name="keyword0_5f_python">in</text:span> npi:</text:p>
      <text:p text:style-name="code"><text:s text:c="8"/><text:span text:style-name="keyword0_5f_python">if</text:span> card.<text:span text:style-name="member0_5f_python">is_letter</text:span><text:span text:style-name="symbol0_5f_python">()</text:span>:</text:p>
      <text:p text:style-name="code"><text:s text:c="12"/>val = interpretation<text:span text:style-name="symbol0_5f_python">[</text:span><text:span text:style-name="keyword1_5f_python">ord</text:span><text:span text:style-name="symbol0_5f_python">(</text:span>card.<text:span text:style-name="member0_5f_python">name</text:span><text:span text:style-name="symbol0_5f_python">) </text:span>- <text:span text:style-name="keyword1_5f_python">ord</text:span><text:span text:style-name="symbol0_5f_python">(</text:span><text:span text:style-name="string_5f_python">'A'</text:span><text:span text:style-name="symbol0_5f_python">)]</text:span></text:p>
      <text:p text:style-name="code"><text:s text:c="8"/><text:span text:style-name="keyword0_5f_python">elif</text:span> card.<text:span text:style-name="member0_5f_python">is_operator</text:span><text:span text:style-name="symbol0_5f_python">()</text:span>:</text:p>
      <text:p text:style-name="code"><text:s text:c="12"/>val2 = pile.<text:span text:style-name="member0_5f_python">pop</text:span><text:span text:style-name="symbol0_5f_python">()</text:span></text:p>
      <text:p text:style-name="code"><text:s text:c="12"/>val1 = pile.<text:span text:style-name="member0_5f_python">pop</text:span><text:span text:style-name="symbol0_5f_python">()</text:span></text:p>
      <text:p text:style-name="code"><text:s text:c="12"/><text:span text:style-name="keyword0_5f_python">if</text:span> card.<text:span text:style-name="member0_5f_python">name</text:span> == <text:span text:style-name="string_5f_python">"AND"</text:span>:</text:p>
      <text:p text:style-name="code"><text:s text:c="16"/>val = val1 <text:span text:style-name="keyword0_5f_python">and</text:span> val2</text:p>
      <text:p text:style-name="code"><text:s text:c="12"/><text:span text:style-name="keyword0_5f_python">elif</text:span> card.<text:span text:style-name="member0_5f_python">name</text:span> == <text:span text:style-name="string_5f_python">"OR"</text:span>:</text:p>
      <text:p text:style-name="code"><text:s text:c="16"/>val = val1 <text:span text:style-name="keyword0_5f_python">or</text:span> val2</text:p>
      <text:p text:style-name="code"><text:s text:c="12"/><text:span text:style-name="keyword0_5f_python">else</text:span>: <text:s/><text:span text:style-name="comment0_5f_python"># "THEN"</text:span></text:p>
      <text:p text:style-name="code"><text:s text:c="16"/>val = <text:span text:style-name="symbol0_5f_python">(</text:span><text:span text:style-name="keyword0_5f_python">not</text:span> val1<text:span text:style-name="symbol0_5f_python">)</text:span> <text:span text:style-name="keyword0_5f_python">or</text:span> val2</text:p>
      <text:p text:style-name="code"><text:soft-page-break/><text:s text:c="8"/><text:span text:style-name="keyword0_5f_python">else</text:span>: <text:s/><text:span text:style-name="comment0_5f_python"># "NOT"</text:span></text:p>
      <text:p text:style-name="code"><text:s text:c="12"/>val = <text:span text:style-name="keyword0_5f_python">not</text:span> pile.<text:span text:style-name="member0_5f_python">pop</text:span><text:span text:style-name="symbol0_5f_python">()</text:span></text:p>
      <text:p text:style-name="code"><text:s text:c="8"/>pile.<text:span text:style-name="member0_5f_python">append</text:span><text:span text:style-name="symbol0_5f_python">(</text:span>val<text:span text:style-name="symbol0_5f_python">)</text:span></text:p>
      <text:p text:style-name="code"><text:s text:c="4"/>val = pile.<text:span text:style-name="member0_5f_python">pop</text:span><text:span text:style-name="symbol0_5f_python">()</text:span></text:p>
      <text:p text:style-name="code"><text:s text:c="4"/><text:span text:style-name="keyword0_5f_python">assert</text:span> pile == <text:span text:style-name="symbol0_5f_python">[]</text:span> <text:s/><text:span text:style-name="comment0_5f_python"># sinon il y a eu un problème quelque part</text:span></text:p>
      <text:p text:style-name="code"><text:s text:c="4"/><text:span text:style-name="keyword0_5f_python">return</text:span> val</text:p>
      <text:p text:style-name="Normal">Le principe de l’algorithme de Shunting-Yard est de lire l’expression de gauche à droite en utilisant une pile pour gérer les priorités des connecteurs et les parenthèses. Le code final est le suivant :</text:p>
      <text:p text:style-name="code"><text:span text:style-name="keyword0_5f_python">def</text:span> to_npi<text:span text:style-name="symbol0_5f_python">(</text:span>expr : <text:span text:style-name="keyword1_5f_python">list</text:span><text:span text:style-name="symbol0_5f_python">)</text:span> <text:span text:style-name="symbol0_5f_python">-&gt;</text:span> <text:span text:style-name="keyword1_5f_python">list</text:span>:</text:p>
      <text:p text:style-name="code"><text:s text:c="4"/><text:span text:style-name="string_5f_python">"""Renvoie une liste de cartes correspondant à la notation polonaise</text:span></text:p>
      <text:p text:style-name="code"><text:span text:style-name="string_5f_python"><text:s text:c="8"/>inversée de l'expression expr en notation infixée.</text:span></text:p>
      <text:p text:style-name="code"><text:span text:style-name="string_5f_python"><text:s text:c="8"/>Si la liste <text:s/>est mal parenthésée, renvoie None.</text:span></text:p>
      <text:p text:style-name="code"><text:span text:style-name="string_5f_python"><text:s text:c="4"/>"""</text:span></text:p>
      <text:p text:style-name="code"><text:s text:c="4"/>npi = <text:span text:style-name="symbol0_5f_python">[]</text:span></text:p>
      <text:p text:style-name="code"><text:s text:c="4"/>stack = <text:span text:style-name="symbol0_5f_python">[]</text:span></text:p>
      <text:p text:style-name="code"><text:s text:c="4"/><text:span text:style-name="keyword0_5f_python">for</text:span> card <text:span text:style-name="keyword0_5f_python">in</text:span> expr:</text:p>
      <text:p text:style-name="code"><text:s text:c="8"/><text:span text:style-name="keyword0_5f_python">if</text:span> card.<text:span text:style-name="member0_5f_python">is_letter</text:span><text:span text:style-name="symbol0_5f_python">()</text:span>:</text:p>
      <text:p text:style-name="code"><text:s text:c="12"/>npi.<text:span text:style-name="member0_5f_python">append</text:span><text:span text:style-name="symbol0_5f_python">(</text:span>card<text:span text:style-name="symbol0_5f_python">)</text:span></text:p>
      <text:p text:style-name="code"><text:s text:c="12"/><text:span text:style-name="keyword0_5f_python">continue</text:span></text:p>
      <text:p text:style-name="code"><text:s text:c="8"/><text:span text:style-name="keyword0_5f_python">if</text:span> card.<text:span text:style-name="member0_5f_python">is_open</text:span><text:span text:style-name="symbol0_5f_python">()</text:span>:</text:p>
      <text:p text:style-name="code"><text:s text:c="12"/>stack.<text:span text:style-name="member0_5f_python">append</text:span><text:span text:style-name="symbol0_5f_python">(</text:span>card<text:span text:style-name="symbol0_5f_python">)</text:span></text:p>
      <text:p text:style-name="code"><text:s text:c="12"/><text:span text:style-name="keyword0_5f_python">continue</text:span></text:p>
      <text:p text:style-name="code"><text:s text:c="8"/><text:span text:style-name="keyword0_5f_python">if</text:span> card.<text:span text:style-name="member0_5f_python">is_close</text:span><text:span text:style-name="symbol0_5f_python">()</text:span>:</text:p>
      <text:p text:style-name="code"><text:s text:c="12"/><text:span text:style-name="keyword0_5f_python">while</text:span> stack <text:span text:style-name="symbol0_5f_python">!</text:span>= <text:span text:style-name="symbol0_5f_python">[]</text:span> <text:span text:style-name="keyword0_5f_python">and</text:span> <text:span text:style-name="keyword0_5f_python">not</text:span> stack<text:span text:style-name="symbol0_5f_python">[</text:span><text:span text:style-name="number_5f_python">-1</text:span><text:span text:style-name="symbol0_5f_python">]</text:span>.<text:span text:style-name="member0_5f_python">is_open</text:span><text:span text:style-name="symbol0_5f_python">()</text:span>:</text:p>
      <text:p text:style-name="code"><text:s text:c="16"/>npi.<text:span text:style-name="member0_5f_python">append</text:span><text:span text:style-name="symbol0_5f_python">(</text:span>stack.<text:span text:style-name="member0_5f_python">pop</text:span><text:span text:style-name="symbol0_5f_python">())</text:span></text:p>
      <text:p text:style-name="code"><text:s text:c="12"/><text:span text:style-name="keyword0_5f_python">if</text:span> stack == <text:span text:style-name="symbol0_5f_python">[]</text:span>: <text:s/><text:span text:style-name="comment0_5f_python"># Pas de parenthèse ouvrante correspondante</text:span></text:p>
      <text:p text:style-name="code"><text:s text:c="16"/><text:span text:style-name="keyword0_5f_python">return</text:span> <text:span text:style-name="keyword1_5f_python">None</text:span></text:p>
      <text:p text:style-name="code"><text:s text:c="12"/><text:span text:style-name="keyword0_5f_python">else</text:span>: <text:s/><text:span text:style-name="comment0_5f_python"># On enlève la parenthèse ouvrante correspondante</text:span></text:p>
      <text:p text:style-name="code"><text:s text:c="16"/>stack.<text:span text:style-name="member0_5f_python">pop</text:span><text:span text:style-name="symbol0_5f_python">()</text:span></text:p>
      <text:p text:style-name="code"><text:s text:c="12"/><text:span text:style-name="keyword0_5f_python">continue</text:span></text:p>
      <text:p text:style-name="code"><text:s text:c="8"/><text:span text:style-name="keyword0_5f_python">while</text:span> stack <text:span text:style-name="symbol0_5f_python">!</text:span>= <text:span text:style-name="symbol0_5f_python">[]</text:span> <text:span text:style-name="keyword0_5f_python">and</text:span> stack<text:span text:style-name="symbol0_5f_python">[</text:span><text:span text:style-name="number_5f_python">-1</text:span><text:span text:style-name="symbol0_5f_python">]</text:span>.<text:span text:style-name="member0_5f_python">priority</text:span><text:span text:style-name="symbol0_5f_python">()</text:span> <text:span text:style-name="symbol0_5f_python">&gt;</text:span>= card.<text:span text:style-name="member0_5f_python">priority</text:span><text:span text:style-name="symbol0_5f_python">()</text:span>:</text:p>
      <text:p text:style-name="code"><text:s text:c="12"/>npi.<text:span text:style-name="member0_5f_python">append</text:span><text:span text:style-name="symbol0_5f_python">(</text:span>stack.<text:span text:style-name="member0_5f_python">pop</text:span><text:span text:style-name="symbol0_5f_python">())</text:span></text:p>
      <text:p text:style-name="code"><text:s text:c="8"/>stack.<text:span text:style-name="member0_5f_python">append</text:span><text:span text:style-name="symbol0_5f_python">(</text:span>card<text:span text:style-name="symbol0_5f_python">)</text:span></text:p>
      <text:p text:style-name="code"><text:s text:c="4"/><text:span text:style-name="keyword0_5f_python">while</text:span> stack <text:span text:style-name="symbol0_5f_python">!</text:span>= <text:span text:style-name="symbol0_5f_python">[]</text:span>:</text:p>
      <text:p text:style-name="code"><text:s text:c="8"/>card = stack.<text:span text:style-name="member0_5f_python">pop</text:span><text:span text:style-name="symbol0_5f_python">()</text:span></text:p>
      <text:p text:style-name="code"><text:s text:c="8"/><text:span text:style-name="keyword0_5f_python">if</text:span> card.<text:span text:style-name="member0_5f_python">is_open</text:span><text:span text:style-name="symbol0_5f_python">()</text:span>: <text:s/><text:span text:style-name="comment0_5f_python"># pas de parenthèse fermante correspondante</text:span></text:p>
      <text:p text:style-name="code"><text:s text:c="12"/><text:span text:style-name="keyword0_5f_python">return</text:span> <text:span text:style-name="keyword1_5f_python">None</text:span></text:p>
      <text:p text:style-name="code"><text:s text:c="8"/>npi.<text:span text:style-name="member0_5f_python">append</text:span><text:span text:style-name="symbol0_5f_python">(</text:span>card<text:span text:style-name="symbol0_5f_python">)</text:span></text:p>
      <text:p text:style-name="code"><text:s text:c="4"/><text:span text:style-name="keyword0_5f_python">return</text:span> npi</text:p>
      <text:h text:style-name="Heading_20_2" text:outline-level="2">2.2 Force brute</text:h>
      <text:p text:style-name="Normal">Ici, l’idée a été d’attaquer le problème en force brute : tester tous les modèles possibles. Comme il y a <text:span text:style-name="code_5f_par">4</text:span> variables, il y a seulement <text:span text:style-name="code_5f_par">2</text:span><text:span text:style-name="exposant">4</text:span> <text:span text:style-name="code_5f_par">= 16</text:span> possibilités. Une fonction <text:span text:style-name="code_5f_par">to_bin</text:span> permet de générer rapidement ces <text:span text:style-name="code_5f_par">16</text:span> interprétations en interprétant l’écriture binaire des entiers de <text:span text:style-name="code_5f_par">0</text:span> à <text:span text:style-name="code_5f_par">15</text:span> en liste de booléens.</text:p>
      <text:p text:style-name="code"><text:span text:style-name="keyword0_5f_python">def</text:span> to_bin<text:span text:style-name="symbol0_5f_python">(</text:span>n : <text:span text:style-name="keyword1_5f_python">int</text:span><text:span text:style-name="symbol0_5f_python">) -&gt; </text:span><text:span text:style-name="keyword1_5f_python">list</text:span>:</text:p>
      <text:p text:style-name="code"><text:s text:c="4"/><text:span text:style-name="string_5f_python">"""Renvoie une liste de booléens correspondant à l'écriture en binaire</text:span></text:p>
      <text:p text:style-name="code"><text:span text:style-name="string_5f_python"><text:s text:c="8"/>sur 4 bits de l'entier n.</text:span></text:p>
      <text:p text:style-name="code"><text:span text:style-name="string_5f_python"/></text:p>
      <text:p text:style-name="code"><text:span text:style-name="string_5f_python"><text:s text:c="8"/>:param n: Un entier entre 0 et 15</text:span></text:p>
      <text:p text:style-name="code"><text:span text:style-name="string_5f_python"><text:s text:c="8"/>:return: l'écriture booléenne en binaire sur 4 bits de n.</text:span></text:p>
      <text:p text:style-name="code"><text:span text:style-name="string_5f_python"><text:s text:c="4"/>"""</text:span></text:p>
      <text:p text:style-name="code"><text:s text:c="4"/>res = <text:span text:style-name="symbol0_5f_python">[</text:span><text:span text:style-name="keyword1_5f_python">False</text:span><text:span text:style-name="symbol0_5f_python">] * </text:span><text:span text:style-name="number_5f_python">4</text:span></text:p>
      <text:p text:style-name="code"><text:s text:c="4"/>i = <text:span text:style-name="number_5f_python">3</text:span></text:p>
      <text:p text:style-name="code"><text:s text:c="4"/><text:span text:style-name="keyword0_5f_python">while</text:span> n <text:span text:style-name="symbol0_5f_python">&gt;</text:span> <text:span text:style-name="number_5f_python">0</text:span>:</text:p>
      <text:p text:style-name="code"><text:s text:c="8"/>res<text:span text:style-name="symbol0_5f_python">[</text:span>i<text:span text:style-name="symbol0_5f_python">]</text:span> = <text:span text:style-name="symbol0_5f_python">(</text:span>n <text:span text:style-name="symbol0_5f_python">%</text:span> <text:span text:style-name="number_5f_python">2</text:span> == <text:span text:style-name="number_5f_python">1</text:span><text:span text:style-name="symbol0_5f_python">)</text:span></text:p>
      <text:p text:style-name="code"><text:s text:c="8"/>n //= <text:span text:style-name="number_5f_python">2</text:span></text:p>
      <text:p text:style-name="code"><text:s text:c="8"/>i -= <text:span text:style-name="number_5f_python">1</text:span></text:p>
      <text:p text:style-name="code"><text:s text:c="4"/><text:span text:style-name="keyword0_5f_python">return</text:span> res</text:p>
      <text:p text:style-name="Normal">On évalue alors la preuve pour chaque modèle. Si le résultat est Vrai, c’est que le modèle est admissible et on le mémorise. Ensuite, on regarde pour chaque variable si elle a toujours la même valeur (Vrai ou Faux) dans tous les modèles admissibles. Si c’est la cas, la variable est prouvée ou niée.</text:p>
      <text:p text:style-name="code"><text:span text:style-name="keyword0_5f_python">def</text:span> conclusion<text:span text:style-name="symbol0_5f_python">(</text:span>npi:<text:span text:style-name="keyword1_5f_python">list</text:span><text:span text:style-name="symbol0_5f_python">)</text:span>-<text:span text:style-name="symbol0_5f_python">&gt;</text:span>list:</text:p>
      <text:p text:style-name="code"><text:s text:c="4"/><text:span text:style-name="string_5f_python">"""Détermine les variables "démontrées"</text:span></text:p>
      <text:p text:style-name="code"><text:span text:style-name="string_5f_python"/></text:p>
      <text:p text:style-name="code"><text:span text:style-name="string_5f_python"><text:s text:c="8"/>:param npi: liste de cartes en notation polonaise inversée</text:span></text:p>
      <text:p text:style-name="code"><text:span text:style-name="string_5f_python"><text:s text:c="8"/>:return: None si les prémisses conduisent à une contradiction,</text:span></text:p>
      <text:p text:style-name="code"><text:span text:style-name="string_5f_python"><text:s text:c="17"/>ou une liste associant à chaque variable 'A', 'B', 'C' et 'D'</text:span></text:p>
      <text:p text:style-name="code"><text:span text:style-name="string_5f_python"><text:s text:c="17"/>soit True si elle est prouvée, False si la négation est</text:span></text:p>
      <text:p text:style-name="code"><text:span text:style-name="string_5f_python"><text:s text:c="17"/>prouvée, on « None » si on ne peut rien conclure.</text:span></text:p>
      <text:p text:style-name="code"><text:span text:style-name="string_5f_python"><text:s text:c="4"/>"""</text:span></text:p>
      <text:p text:style-name="code"><text:s text:c="4"/>models = <text:span text:style-name="symbol0_5f_python">[]</text:span></text:p>
      <text:p text:style-name="code"><text:s text:c="4"/><text:span text:style-name="keyword0_5f_python">for</text:span> code <text:span text:style-name="keyword0_5f_python">in</text:span> <text:span text:style-name="keyword1_5f_python">range</text:span><text:span text:style-name="symbol0_5f_python">(</text:span><text:span text:style-name="number_5f_python">16</text:span><text:span text:style-name="symbol0_5f_python">)</text:span>:</text:p>
      <text:p text:style-name="code"><text:s text:c="8"/>interpretation = to_bin<text:span text:style-name="symbol0_5f_python">(</text:span>code<text:span text:style-name="symbol0_5f_python">)</text:span></text:p>
      <text:p text:style-name="code"><text:soft-page-break/><text:s text:c="8"/><text:span text:style-name="keyword0_5f_python">if</text:span> evalue<text:span text:style-name="symbol0_5f_python">(</text:span>npi, interpretation<text:span text:style-name="symbol0_5f_python">)</text:span>:</text:p>
      <text:p text:style-name="code"><text:s text:c="12"/>models.<text:span text:style-name="member0_5f_python">append</text:span><text:span text:style-name="symbol0_5f_python">(</text:span>interpretation<text:span text:style-name="symbol0_5f_python">)</text:span></text:p>
      <text:p text:style-name="code"><text:s text:c="4"/><text:span text:style-name="keyword0_5f_python">if</text:span> models == <text:span text:style-name="symbol0_5f_python">[]</text:span>:</text:p>
      <text:p text:style-name="code"><text:s text:c="8"/><text:span text:style-name="keyword0_5f_python">return</text:span> <text:span text:style-name="keyword1_5f_python">None</text:span></text:p>
      <text:p text:style-name="code"><text:s text:c="4"/>result = models<text:span text:style-name="symbol0_5f_python">[</text:span><text:span text:style-name="number_5f_python">0</text:span><text:span text:style-name="symbol0_5f_python">]</text:span></text:p>
      <text:p text:style-name="code"><text:s text:c="4"/><text:span text:style-name="comment0_5f_python"># il faut déterminer pour chaque lettre si toutes les valeurs possibles</text:span></text:p>
      <text:p text:style-name="code"><text:s text:c="4"/><text:span text:style-name="comment0_5f_python"># sont les mêmes</text:span></text:p>
      <text:p text:style-name="code"><text:s text:c="4"/><text:span text:style-name="keyword0_5f_python">for</text:span> interpretation <text:span text:style-name="keyword0_5f_python">in</text:span> models:</text:p>
      <text:p text:style-name="code"><text:s text:c="8"/><text:span text:style-name="keyword0_5f_python">for</text:span> i_lettre <text:span text:style-name="keyword0_5f_python">in</text:span> <text:span text:style-name="keyword1_5f_python">range</text:span><text:span text:style-name="symbol0_5f_python">(</text:span><text:span text:style-name="number_5f_python">4</text:span><text:span text:style-name="symbol0_5f_python">)</text:span>:</text:p>
      <text:p text:style-name="code"><text:s text:c="12"/><text:span text:style-name="keyword0_5f_python">if</text:span> result<text:span text:style-name="symbol0_5f_python">[</text:span>i_lettre<text:span text:style-name="symbol0_5f_python">]</text:span> <text:span text:style-name="symbol0_5f_python">!</text:span>= interpretation<text:span text:style-name="symbol0_5f_python">[</text:span>i_lettre<text:span text:style-name="symbol0_5f_python">]</text:span>:</text:p>
      <text:p text:style-name="code"><text:s text:c="16"/>result<text:span text:style-name="symbol0_5f_python">[</text:span>i_lettre<text:span text:style-name="symbol0_5f_python">]</text:span> = <text:span text:style-name="keyword1_5f_python">None</text:span></text:p>
      <text:p text:style-name="code"><text:s text:c="4"/><text:span text:style-name="keyword0_5f_python">return</text:span> result</text:p>
      <text:h text:style-name="Heading_20_2" text:outline-level="2">2.3 Davis-Putnam-Logemann-Loveland (DPLL)</text:h>
      <text:p text:style-name="Normal">Même si l’algorithme précédent marche bien dans le contexte qui nous intéresse (4 variables propositionnelles), il nous a paru intéressant d’implémenter l’algorithme DPLL <text:span text:style-name="gras">[3]</text:span> qui permet de façon générale de répondre au problème de satisfaisabilité booléenne (SAT) <text:span text:style-name="gras">[4]</text:span>. Pour cela, il faut commencer par transformer la preuve au format NPI en une Forme Conjonctive Normale (FCN) <text:span text:style-name="gras">[5]</text:span>.</text:p>
      <text:p text:style-name="Heading_20_3">2.3.1 Mise en Forme Conjonctive Normale</text:p>
      <text:p text:style-name="Normal">Une Forme Conjonctive Normale (FCN) est une conjonction de clauses, où une clause est une disjonction de littéraux, c’est-à-dire une lettre ou sa négation. Par exemple <text:span text:style-name="code_5f_par">(A OU B) ET (A OU NON C) ET (B OU C OU D)</text:span> est une expression en FCN qui comporte trois clauses.</text:p>
      <text:p text:style-name="Normal">La mise en FCN se fait en 4 étapes :</text:p>
      <text:p text:style-name="Normal">- élimination des implications (<text:span text:style-name="code_5f_par">A IMPLIQUE B</text:span> devient <text:s/><text:span text:style-name="code_5f_par">NON A OU B</text:span>) ;</text:p>
      <text:p text:style-name="Normal">- utilisation des lois de Morgan (<text:span text:style-name="code_5f_par">NON(A OU B)</text:span> devient <text:span text:style-name="code_5f_par">NON A ET NON B</text:span> et <text:span text:style-name="code_5f_par">NON(A ET B)</text:span> devient <text:span text:style-name="code_5f_par">NON A OU NON B</text:span>) ;</text:p>
      <text:p text:style-name="Normal">- élimination des doubles négations (<text:span text:style-name="code_5f_par">NON NON A</text:span> devient <text:span text:style-name="code_5f_par">A</text:span>) ;</text:p>
      <text:p text:style-name="Normal">- développement <text:span text:style-name="code_5f_par">A OU (B ET C)</text:span> et <text:span text:style-name="code_5f_par">(B ET C) OU A</text:span> deviennent <text:span text:style-name="code_5f_par">(A OU B) ET (A OU C)</text:span>.</text:p>
      <text:p text:style-name="Normal">En utilisant la notation polonaise inversée, ces étapes deviennent :</text:p>
      <text:p text:style-name="Normal">- élimination des implications (<text:span text:style-name="code_5f_par">A B IMPLIQUE</text:span> devient <text:s/><text:span text:style-name="code_5f_par">A NON B OU</text:span>) ;</text:p>
      <text:p text:style-name="Normal">- utilisation des lois de Morgan (<text:span text:style-name="code_5f_par">A B OU NON</text:span> devient <text:span text:style-name="code_5f_par">A NON B NON ET</text:span> et <text:span text:style-name="code_5f_par">A B ET NON</text:span> devient <text:span text:style-name="code_5f_par">A NON B NON OU</text:span>) ;</text:p>
      <text:p text:style-name="Normal">- élimination des doubles négations (<text:span text:style-name="code_5f_par">A NON NON devient A</text:span>) ;</text:p>
      <text:p text:style-name="Normal">- développement (<text:span text:style-name="code_5f_par">A B C ET OU</text:span> et <text:span text:style-name="code_5f_par">B C ET A OU</text:span> deviennent <text:span text:style-name="code_5f_par">A B OU A C OU ET</text:span>).</text:p>
      <text:p text:style-name="Normal">La petite difficulté dans la description précédente est que les propositions <text:span text:style-name="code_5f_par">A</text:span>, <text:span text:style-name="code_5f_par">B</text:span> et <text:span text:style-name="code_5f_par">C</text:span> peuvent être plus compliquées qu’une seule lettre. Par exemple, sur la figure 2, l’élimination de l’implication doit transformer <text:span text:style-name="code_5f_par">A B ET C NON IMPLIQUE</text:span> en <text:span text:style-name="code_5f_par">A B ET NON C NON OU</text:span> (autrement dit <text:span text:style-name="code_5f_par">(A ET B) IMPLIQUE NON C</text:span> devient <text:span text:style-name="code_5f_par">NON (A ET B) OU NON C</text:span>). Il faut donc être capable d’extraire la dernière proposition d’une liste en NPI. Pour cela, on lit l’expression en NPI de droite à gauche en maintenant à jour un compteur donnant le nombre de lettres à lire. Chaque lettre diminue ce compteur de <text:span text:style-name="code_5f_par">1</text:span> alors que chaque opérateur binaire l’augmente de <text:span text:style-name="code_5f_par">1</text:span> :</text:p>
      <text:p text:style-name="code"><text:span text:style-name="keyword0_5f_python">def</text:span> get_proposition<text:span text:style-name="symbol0_5f_python">(</text:span>npi : <text:span text:style-name="keyword1_5f_python">list</text:span><text:span text:style-name="symbol0_5f_python">) -&gt; </text:span>list:</text:p>
      <text:p text:style-name="code"><text:s text:c="4"/><text:span text:style-name="string_5f_python">"""renvoie la dernière proposition de npi."""</text:span></text:p>
      <text:p text:style-name="code"><text:s text:c="4"/>pile = <text:span text:style-name="symbol0_5f_python">[]</text:span></text:p>
      <text:p text:style-name="code"><text:s text:c="4"/>nb_prop = <text:span text:style-name="number_5f_python">1</text:span> <text:s/><text:span text:style-name="comment0_5f_python"># on doit dépiler une proposition</text:span></text:p>
      <text:p text:style-name="code"><text:s text:c="4"/><text:span text:style-name="keyword0_5f_python">while</text:span> nb_prop <text:span text:style-name="symbol0_5f_python">!=</text:span> <text:span text:style-name="number_5f_python">0</text:span>:</text:p>
      <text:p text:style-name="code"><text:s text:c="8"/>pile.<text:span text:style-name="member0_5f_python">append</text:span><text:span text:style-name="symbol0_5f_python">(</text:span>npi.<text:span text:style-name="member0_5f_python">pop</text:span><text:span text:style-name="symbol0_5f_python">())</text:span></text:p>
      <text:p text:style-name="code"><text:s text:c="8"/><text:span text:style-name="keyword0_5f_python">if</text:span> pile<text:span text:style-name="symbol0_5f_python">[</text:span><text:span text:style-name="number_5f_python">-1</text:span><text:span text:style-name="symbol0_5f_python">]</text:span>.<text:span text:style-name="member0_5f_python">is_letter</text:span><text:span text:style-name="symbol0_5f_python">()</text:span>:</text:p>
      <text:p text:style-name="code"><text:s text:c="12"/>nb_exp -= <text:span text:style-name="number_5f_python">1</text:span></text:p>
      <text:p text:style-name="code"><text:s text:c="8"/><text:span text:style-name="keyword0_5f_python">elif</text:span> pile<text:span text:style-name="symbol0_5f_python">[</text:span><text:span text:style-name="number_5f_python">-1</text:span><text:span text:style-name="symbol0_5f_python">]</text:span>.<text:span text:style-name="member0_5f_python">is_operator</text:span><text:span text:style-name="symbol0_5f_python">()</text:span>:</text:p>
      <text:p text:style-name="code"><text:s text:c="12"/>nb_exp += <text:span text:style-name="number_5f_python">1</text:span></text:p>
      <text:p text:style-name="code"><text:s text:c="4"/>pile.<text:span text:style-name="member0_5f_python">reverse</text:span><text:span text:style-name="symbol0_5f_python">()</text:span></text:p>
      <text:p text:style-name="code"><text:s text:c="4"/><text:span text:style-name="keyword0_5f_python">return</text:span> pile</text:p>
      <text:p text:style-name="Normal">Ensuite, on remarque que pour l’élimination des implications et pour les lois de Morgan, on a besoin d’insérer un <text:span text:style-name="code_5f_par">NON</text:span> avant une expression :</text:p>
      <text:p text:style-name="code"><text:span text:style-name="keyword0_5f_python">def</text:span> __insert_not<text:span text:style-name="symbol0_5f_python">(</text:span>npi:<text:span text:style-name="keyword1_5f_python">list</text:span><text:span text:style-name="symbol0_5f_python">)</text:span>:</text:p>
      <text:p text:style-name="code"><text:s text:c="4"/><text:span text:style-name="string_5f_python">"""Insère un NOT avant la dernière proposition de npi."""</text:span></text:p>
      <text:p text:style-name="code"><text:s text:c="4"/>proposition = get_proposition<text:span text:style-name="symbol0_5f_python">(</text:span>npi<text:span text:style-name="symbol0_5f_python">)</text:span></text:p>
      <text:p text:style-name="code"><text:s text:c="4"/>npi.<text:span text:style-name="member0_5f_python">append</text:span><text:span text:style-name="symbol0_5f_python">(</text:span>Card<text:span text:style-name="symbol0_5f_python">(</text:span><text:span text:style-name="string_5f_python">"NOT"</text:span><text:span text:style-name="symbol0_5f_python">))</text:span></text:p>
      <text:p text:style-name="code"><text:s text:c="4"/>npi.<text:span text:style-name="member0_5f_python">extend</text:span><text:span text:style-name="symbol0_5f_python">(</text:span>proposition<text:span text:style-name="symbol0_5f_python">)</text:span></text:p>
      <text:p text:style-name="Normal"><text:soft-page-break/>Il ne reste plus qu’à appliquer les 4 étapes précédenet, en appliquant les lois de Morgan et les développements autant que nécessaire :</text:p>
      <text:p text:style-name="code"><text:span text:style-name="keyword0_5f_python">def</text:span> elim_then<text:span text:style-name="symbol0_5f_python">(</text:span>npi : <text:span text:style-name="keyword1_5f_python">list</text:span><text:span text:style-name="symbol0_5f_python">) -&gt; </text:span>list:</text:p>
      <text:p text:style-name="code"><text:s text:c="4"/><text:span text:style-name="string_5f_python">"""Renvoie une liste en npi en ramplaçant A -&gt; B par non A ou B"""</text:span></text:p>
      <text:p text:style-name="code"><text:s text:c="4"/>npi_res = <text:span text:style-name="symbol0_5f_python">[]</text:span></text:p>
      <text:p text:style-name="code"><text:s text:c="4"/><text:span text:style-name="keyword0_5f_python">for</text:span> card <text:span text:style-name="keyword0_5f_python">in</text:span> npi:</text:p>
      <text:p text:style-name="code"><text:s text:c="8"/><text:span text:style-name="keyword0_5f_python">if</text:span> card.<text:span text:style-name="member0_5f_python">name</text:span> <text:span text:style-name="symbol0_5f_python">!</text:span>= <text:span text:style-name="string_5f_python">"THEN"</text:span>:</text:p>
      <text:p text:style-name="code"><text:s text:c="12"/>npi_res.<text:span text:style-name="member0_5f_python">append</text:span><text:span text:style-name="symbol0_5f_python">(</text:span>card<text:span text:style-name="symbol0_5f_python">)</text:span></text:p>
      <text:p text:style-name="code"><text:s text:c="12"/><text:span text:style-name="keyword0_5f_python">continue</text:span></text:p>
      <text:p text:style-name="code"><text:s text:c="8"/>insert_not<text:span text:style-name="symbol0_5f_python">(</text:span>npi_res<text:span text:style-name="symbol0_5f_python">)</text:span></text:p>
      <text:p text:style-name="code"><text:s text:c="8"/>npi_res.<text:span text:style-name="member0_5f_python">append</text:span><text:span text:style-name="symbol0_5f_python">(</text:span>Card<text:span text:style-name="symbol0_5f_python">(</text:span><text:span text:style-name="string_5f_python">"OR"</text:span><text:span text:style-name="symbol0_5f_python">))</text:span></text:p>
      <text:p text:style-name="code"/>
      <text:p text:style-name="code"/>
      <text:p text:style-name="code"><text:span text:style-name="keyword0_5f_python">def</text:span> morgan<text:span text:style-name="symbol0_5f_python">(</text:span>npi : <text:span text:style-name="keyword1_5f_python">list</text:span><text:span text:style-name="symbol0_5f_python">) -&gt; </text:span>list:</text:p>
      <text:p text:style-name="code"><text:s text:c="4"/><text:span text:style-name="string_5f_python">"""Élimine les NON ET et NON OU de fcn en utilisant les lois de Morgan."""</text:span></text:p>
      <text:p text:style-name="code"><text:s text:c="4"/>npi_res = <text:span text:style-name="symbol0_5f_python">[]</text:span></text:p>
      <text:p text:style-name="code"><text:s text:c="4"/>modif = <text:span text:style-name="keyword1_5f_python">False</text:span></text:p>
      <text:p text:style-name="code"><text:s text:c="4"/><text:span text:style-name="keyword0_5f_python">for</text:span> card <text:span text:style-name="keyword0_5f_python">in</text:span> npi:</text:p>
      <text:p text:style-name="code"><text:s text:c="8"/><text:span text:style-name="keyword0_5f_python">if</text:span> <text:span text:style-name="keyword0_5f_python">not</text:span> card.<text:span text:style-name="member0_5f_python">is_not</text:span><text:span text:style-name="symbol0_5f_python">()</text:span>:</text:p>
      <text:p text:style-name="code"><text:s text:c="12"/>npi_res.<text:span text:style-name="member0_5f_python">append</text:span><text:span text:style-name="symbol0_5f_python">(</text:span>card<text:span text:style-name="symbol0_5f_python">)</text:span></text:p>
      <text:p text:style-name="code"><text:s text:c="12"/><text:span text:style-name="keyword0_5f_python">continue</text:span></text:p>
      <text:p text:style-name="code"><text:s text:c="8"/><text:span text:style-name="keyword0_5f_python">if</text:span> <text:span text:style-name="keyword0_5f_python">not</text:span> npi_res<text:span text:style-name="symbol0_5f_python">[</text:span><text:span text:style-name="number_5f_python">-1</text:span><text:span text:style-name="symbol0_5f_python">]</text:span>.<text:span text:style-name="member0_5f_python">is_operator</text:span><text:span text:style-name="symbol0_5f_python">()</text:span>:</text:p>
      <text:p text:style-name="code"><text:s text:c="12"/><text:span text:style-name="keyword1_5f_python">self</text:span>.<text:span text:style-name="member0_5f_python">npi_res</text:span>.<text:span text:style-name="member0_5f_python">append</text:span><text:span text:style-name="symbol0_5f_python">(</text:span>card<text:span text:style-name="symbol0_5f_python">)</text:span></text:p>
      <text:p text:style-name="code"><text:s text:c="12"/><text:span text:style-name="keyword0_5f_python">continue</text:span></text:p>
      <text:p text:style-name="code"><text:s text:c="8"/>modif = <text:span text:style-name="keyword1_5f_python">True</text:span> <text:s/><text:span text:style-name="comment0_5f_python"># NON ET ou NON OU</text:span></text:p>
      <text:p text:style-name="code"><text:s text:c="8"/>operator = <text:span text:style-name="keyword1_5f_python">self</text:span>.<text:span text:style-name="member0_5f_python">npi_res</text:span>.<text:span text:style-name="member0_5f_python">pop</text:span><text:span text:style-name="symbol0_5f_python">()</text:span></text:p>
      <text:p text:style-name="code"><text:s text:c="8"/>operator_name = <text:span text:style-name="string_5f_python">"OR"</text:span> <text:span text:style-name="keyword0_5f_python">if</text:span> operator.name == <text:span text:style-name="string_5f_python">"AND"</text:span> <text:span text:style-name="keyword0_5f_python">else</text:span> <text:span text:style-name="string_5f_python">"AND"</text:span></text:p>
      <text:p text:style-name="code"><text:s text:c="8"/>insert_not<text:span text:style-name="symbol0_5f_python">(</text:span>npi_res<text:span text:style-name="symbol0_5f_python">)</text:span></text:p>
      <text:p text:style-name="code"><text:s text:c="8"/>npi_res.<text:span text:style-name="member0_5f_python">append</text:span><text:span text:style-name="symbol0_5f_python">(</text:span>Card<text:span text:style-name="symbol0_5f_python">(</text:span><text:span text:style-name="string_5f_python">"NOT"</text:span><text:span text:style-name="symbol0_5f_python">))</text:span></text:p>
      <text:p text:style-name="code"><text:s text:c="8"/>npi_res.<text:span text:style-name="member0_5f_python">append</text:span><text:span text:style-name="symbol0_5f_python">(</text:span>Card<text:span text:style-name="symbol0_5f_python">(</text:span>operator_name<text:span text:style-name="symbol0_5f_python">))</text:span></text:p>
      <text:p text:style-name="code"><text:s text:c="4"/><text:span text:style-name="keyword0_5f_python">if</text:span> modif:</text:p>
      <text:p text:style-name="code"><text:s text:c="8"/>npi_res=morgan<text:span text:style-name="symbol0_5f_python">(</text:span>npi_res<text:span text:style-name="symbol0_5f_python">)</text:span></text:p>
      <text:p text:style-name="code"><text:s text:c="4"/><text:span text:style-name="keyword0_5f_python">return</text:span> npi_res</text:p>
      <text:p text:style-name="code"/>
      <text:p text:style-name="code"/>
      <text:p text:style-name="code"><text:span text:style-name="keyword0_5f_python">def</text:span> elim_not<text:span text:style-name="symbol0_5f_python">(</text:span>npi:<text:span text:style-name="keyword1_5f_python">list</text:span><text:span text:style-name="symbol0_5f_python">)</text:span>-<text:span text:style-name="symbol0_5f_python">&gt;</text:span>list:</text:p>
      <text:p text:style-name="code"><text:s text:c="4"/><text:span text:style-name="string_5f_python">"""Élimine les doubles négations de npi."""</text:span></text:p>
      <text:p text:style-name="code"><text:s text:c="4"/>npi_res = <text:span text:style-name="symbol0_5f_python">[]</text:span></text:p>
      <text:p text:style-name="code"><text:s text:c="4"/><text:span text:style-name="keyword0_5f_python">for</text:span> card <text:span text:style-name="keyword0_5f_python">in</text:span> npi:</text:p>
      <text:p text:style-name="code"><text:s text:c="8"/><text:span text:style-name="keyword0_5f_python">if</text:span> <text:span text:style-name="keyword0_5f_python">not</text:span> <text:span text:style-name="symbol0_5f_python">(</text:span>card.<text:span text:style-name="member0_5f_python">is_not</text:span><text:span text:style-name="symbol0_5f_python">()</text:span> <text:span text:style-name="keyword0_5f_python">and</text:span> npi_res<text:span text:style-name="symbol0_5f_python">[</text:span><text:span text:style-name="number_5f_python">-1</text:span><text:span text:style-name="symbol0_5f_python">]</text:span>.<text:span text:style-name="member0_5f_python">is_not</text:span><text:span text:style-name="symbol0_5f_python">())</text:span>:</text:p>
      <text:p text:style-name="code"><text:s text:c="12"/><text:span text:style-name="keyword1_5f_python">self</text:span>.<text:span text:style-name="member0_5f_python">npi_res</text:span>.<text:span text:style-name="member0_5f_python">append</text:span><text:span text:style-name="symbol0_5f_python">(</text:span>card<text:span text:style-name="symbol0_5f_python">)</text:span></text:p>
      <text:p text:style-name="code"><text:s text:c="12"/><text:span text:style-name="keyword0_5f_python">continue</text:span></text:p>
      <text:p text:style-name="code"><text:s text:c="8"/>npi_res.<text:span text:style-name="member0_5f_python">pop</text:span><text:span text:style-name="symbol0_5f_python">()</text:span></text:p>
      <text:p text:style-name="code"><text:s text:c="4"/><text:span text:style-name="keyword0_5f_python">return</text:span> npi_res</text:p>
      <text:p text:style-name="code"/>
      <text:p text:style-name="code"/>
      <text:p text:style-name="code"><text:span text:style-name="keyword0_5f_python">def</text:span> develop<text:span text:style-name="symbol0_5f_python">(</text:span>npi:<text:span text:style-name="keyword1_5f_python">list</text:span><text:span text:style-name="symbol0_5f_python">)</text:span>-<text:span text:style-name="symbol0_5f_python">&gt;</text:span>list:</text:p>
      <text:p text:style-name="code"><text:s text:c="4"/><text:span text:style-name="string_5f_python">"""Développe les expressions :</text:span></text:p>
      <text:p text:style-name="code"><text:span text:style-name="string_5f_python"><text:s text:c="8"/>"B C ET A OU" ou "A B C ET OU" deviennent "A B OU A C OU ET"</text:span></text:p>
      <text:p text:style-name="code"><text:span text:style-name="string_5f_python"><text:s text:c="4"/>"""</text:span></text:p>
      <text:p text:style-name="code"><text:s text:c="4"/>npi_res = <text:span text:style-name="symbol0_5f_python">[]</text:span></text:p>
      <text:p text:style-name="code"><text:s text:c="4"/>modif = <text:span text:style-name="keyword1_5f_python">False</text:span></text:p>
      <text:p text:style-name="code"><text:s text:c="4"/><text:span text:style-name="keyword0_5f_python">for</text:span> card <text:span text:style-name="keyword0_5f_python">in</text:span> npi:</text:p>
      <text:p text:style-name="code"><text:s text:c="8"/><text:span text:style-name="keyword0_5f_python">if</text:span> <text:span text:style-name="keyword0_5f_python">not</text:span> card.<text:span text:style-name="member0_5f_python">name</text:span> == <text:span text:style-name="string_5f_python">"OR"</text:span>:</text:p>
      <text:p text:style-name="code"><text:s text:c="12"/>npi_res.<text:span text:style-name="member0_5f_python">append</text:span><text:span text:style-name="symbol0_5f_python">(</text:span>card<text:span text:style-name="symbol0_5f_python">)</text:span></text:p>
      <text:p text:style-name="code"><text:s text:c="12"/><text:span text:style-name="keyword0_5f_python">continue</text:span></text:p>
      <text:p text:style-name="code"><text:s text:c="8"/><text:span text:style-name="keyword0_5f_python">if</text:span> npi_res<text:span text:style-name="symbol0_5f_python">[</text:span><text:span text:style-name="number_5f_python">-1</text:span><text:span text:style-name="symbol0_5f_python">]</text:span>.<text:span text:style-name="member0_5f_python">name</text:span> <text:span text:style-name="symbol0_5f_python">!</text:span>= <text:span text:style-name="string_5f_python">"AND"</text:span>: <text:s/><text:span text:style-name="comment0_5f_python"># 1er cas</text:span></text:p>
      <text:p text:style-name="code"><text:s text:c="12"/>litteralA = get_proposition<text:span text:style-name="symbol0_5f_python">(</text:span>npi_res<text:span text:style-name="symbol0_5f_python">)</text:span></text:p>
      <text:p text:style-name="code"><text:s text:c="12"/><text:span text:style-name="keyword0_5f_python">if</text:span> npi_res<text:span text:style-name="symbol0_5f_python">[</text:span><text:span text:style-name="number_5f_python">-1</text:span><text:span text:style-name="symbol0_5f_python">]</text:span>.<text:span text:style-name="member0_5f_python">name</text:span> <text:span text:style-name="symbol0_5f_python">!</text:span>= <text:span text:style-name="string_5f_python">"AND"</text:span>: <text:s/><text:span text:style-name="comment0_5f_python"># pas de la bonne forme</text:span></text:p>
      <text:p text:style-name="code"><text:s text:c="16"/>npi_res.<text:span text:style-name="member0_5f_python">extend</text:span><text:span text:style-name="symbol0_5f_python">(</text:span>litteralA<text:span text:style-name="symbol0_5f_python">)</text:span> <text:s/><text:span text:style-name="comment0_5f_python"># on remet en place</text:span></text:p>
      <text:p text:style-name="code"><text:s text:c="16"/>npi_res.<text:span text:style-name="member0_5f_python">append</text:span><text:span text:style-name="symbol0_5f_python">(</text:span>card<text:span text:style-name="symbol0_5f_python">)</text:span></text:p>
      <text:p text:style-name="code"><text:s text:c="16"/><text:span text:style-name="keyword0_5f_python">continue</text:span></text:p>
      <text:p text:style-name="code"><text:s text:c="12"/>npi_res.<text:span text:style-name="member0_5f_python">pop</text:span><text:span text:style-name="symbol0_5f_python">()</text:span> <text:s/><text:span text:style-name="comment0_5f_python"># AND</text:span></text:p>
      <text:p text:style-name="code"><text:s text:c="12"/>litteralC = get_proposition<text:span text:style-name="symbol0_5f_python">(</text:span>npi_res<text:span text:style-name="symbol0_5f_python">)</text:span></text:p>
      <text:p text:style-name="code"><text:s text:c="12"/>litteralB = get_proposition<text:span text:style-name="symbol0_5f_python">(</text:span>npi_res<text:span text:style-name="symbol0_5f_python">)</text:span></text:p>
      <text:p text:style-name="code"><text:s text:c="8"/><text:span text:style-name="keyword0_5f_python">else</text:span>: <text:s/><text:span text:style-name="comment0_5f_python"># 2nd cas</text:span></text:p>
      <text:p text:style-name="code"><text:s text:c="12"/>npi_res.<text:span text:style-name="member0_5f_python">pop</text:span><text:span text:style-name="symbol0_5f_python">()</text:span> <text:s/><text:span text:style-name="comment0_5f_python"># AND</text:span></text:p>
      <text:p text:style-name="code"><text:s text:c="12"/>litteralC = get_proposition<text:span text:style-name="symbol0_5f_python">(</text:span>npi_res<text:span text:style-name="symbol0_5f_python">)</text:span></text:p>
      <text:p text:style-name="code"><text:s text:c="12"/>litteralB = get_proposition<text:span text:style-name="symbol0_5f_python">(</text:span>npi_res<text:span text:style-name="symbol0_5f_python">)</text:span></text:p>
      <text:p text:style-name="code"><text:s text:c="12"/>litteralA = get_proposition<text:span text:style-name="symbol0_5f_python">(</text:span>npi_res<text:span text:style-name="symbol0_5f_python">)</text:span></text:p>
      <text:p text:style-name="code"><text:s text:c="8"/>modif = <text:span text:style-name="keyword1_5f_python">True</text:span></text:p>
      <text:p text:style-name="code"><text:s text:c="8"/>npi_res.<text:span text:style-name="member0_5f_python">extend</text:span><text:span text:style-name="symbol0_5f_python">(</text:span>litteralA+litteralB+<text:span text:style-name="symbol0_5f_python">[</text:span>Card<text:span text:style-name="symbol0_5f_python">(</text:span><text:span text:style-name="string_5f_python">"OR"</text:span><text:span text:style-name="symbol0_5f_python">)])</text:span></text:p>
      <text:p text:style-name="code"><text:s text:c="8"/>litteralA = <text:span text:style-name="symbol0_5f_python">[</text:span>Card<text:span text:style-name="symbol0_5f_python">(</text:span>card.<text:span text:style-name="member0_5f_python">name</text:span><text:span text:style-name="symbol0_5f_python">)</text:span> <text:span text:style-name="keyword0_5f_python">for</text:span> card <text:span text:style-name="keyword0_5f_python">in</text:span> litteralA<text:span text:style-name="symbol0_5f_python">]</text:span> <text:s/><text:span text:style-name="comment0_5f_python"># copie</text:span></text:p>
      <text:p text:style-name="code"><text:s text:c="8"/>npi_res.<text:span text:style-name="member0_5f_python">extend</text:span><text:span text:style-name="symbol0_5f_python">(</text:span>litteralA + litteralC + <text:span text:style-name="symbol0_5f_python">[</text:span>Card<text:span text:style-name="symbol0_5f_python">(</text:span><text:span text:style-name="string_5f_python">"OR"</text:span><text:span text:style-name="symbol0_5f_python">)</text:span>, Card<text:span text:style-name="symbol0_5f_python">(</text:span><text:span text:style-name="string_5f_python">"AND"</text:span><text:span text:style-name="symbol0_5f_python">)])</text:span></text:p>
      <text:p text:style-name="code"><text:s text:c="4"/><text:span text:style-name="keyword0_5f_python">if</text:span> modif:</text:p>
      <text:p text:style-name="code"><text:s text:c="8"/>npi_res = develop<text:span text:style-name="symbol0_5f_python">(</text:span>npi_res<text:span text:style-name="symbol0_5f_python">)</text:span></text:p>
      <text:p text:style-name="code"/>
      <text:p text:style-name="code"/>
      <text:p text:style-name="code"><text:s text:c="4"/><text:span text:style-name="keyword0_5f_python">def</text:span> to_fcn<text:span text:style-name="symbol0_5f_python">(</text:span>npi:<text:span text:style-name="keyword1_5f_python">list</text:span><text:span text:style-name="symbol0_5f_python">)</text:span>-<text:span text:style-name="symbol0_5f_python">&gt;</text:span>list:</text:p>
      <text:p text:style-name="code"><text:soft-page-break/><text:s text:c="8"/><text:span text:style-name="string_5f_python">"""Calcule et renvoie la Forme Normale Conjonctive en NPI."""</text:span></text:p>
      <text:p text:style-name="code"><text:s text:c="8"/>npi = elim_then<text:span text:style-name="symbol0_5f_python">(</text:span>npi<text:span text:style-name="symbol0_5f_python">)</text:span></text:p>
      <text:p text:style-name="code"><text:s text:c="8"/>npi = morgan<text:span text:style-name="symbol0_5f_python">(</text:span>npi<text:span text:style-name="symbol0_5f_python">)</text:span></text:p>
      <text:p text:style-name="code"><text:s text:c="8"/>npi = elim_not<text:span text:style-name="symbol0_5f_python">(</text:span>npi<text:span text:style-name="symbol0_5f_python">)</text:span></text:p>
      <text:p text:style-name="code"><text:s text:c="8"/>npi = develop<text:span text:style-name="symbol0_5f_python">(</text:span>npi<text:span text:style-name="symbol0_5f_python">)</text:span></text:p>
      <text:p text:style-name="code"><text:s text:c="8"/><text:span text:style-name="keyword0_5f_python">return</text:span> npi</text:p>
      <text:p text:style-name="Normal">Pour l’exploitation dans l’algorithme DPLL, il est plus simple d’écrire la FCN obtenue sous forme d’une liste de clauses, chaque clause étant représentée par une liste de littéraux. Chaque variable est représentée par un entier positif (<text:span text:style-name="code_5f_par">1</text:span> pour <text:span text:style-name="code_5f_par">A</text:span>, <text:span text:style-name="code_5f_par">2</text:span> pour <text:span text:style-name="code_5f_par">B</text:span>, ...) et sa négation par l’entier opposé. Par exemple <text:span text:style-name="code_5f_par">(A OU B) ET (NON B OU NON C)</text:span> est représenté par <text:span text:style-name="code_5f_par">[[1, 2], [-2,-3]]</text:span>. Pour éviter les doublons dans une clause (par exemple <text:span text:style-name="code_5f_par">A OU B OU A</text:span>), on la crée sous forme d’un ensemble avant de la convertir en liste. On en profite aussi pour éliminer les clauses contenant un littéral et sa négation (par exemple <text:span text:style-name="code_5f_par">A OU B OU NON A</text:span>) qui sont toujours satisfaites :</text:p>
      <text:p text:style-name="code">def npi_to_list<text:span text:style-name="symbol0_5f_python">(</text:span>clause_npi : <text:span text:style-name="keyword1_5f_python">list</text:span><text:span text:style-name="symbol0_5f_python">) -&gt; </text:span>list:</text:p>
      <text:p text:style-name="code"><text:s text:c="4"/><text:span text:style-name="string_5f_python">"""Transforme une clause sous forme d'une liste en NPI en une clause</text:span></text:p>
      <text:p text:style-name="code"><text:span text:style-name="string_5f_python"><text:s text:c="8"/>sous forme d'une liste de littéraux représentés par des entiers.</text:span></text:p>
      <text:p text:style-name="code"><text:span text:style-name="string_5f_python"/></text:p>
      <text:p text:style-name="code"><text:span text:style-name="string_5f_python"><text:s text:c="8"/>:return: la clause sous forme d'une liste de littéraux, ou None si un</text:span></text:p>
      <text:p text:style-name="code"><text:span text:style-name="string_5f_python"><text:s text:c="17"/>littéral et sa négation apparaissent dans la clause</text:span></text:p>
      <text:p text:style-name="code"><text:span text:style-name="string_5f_python"><text:s text:c="4"/>"""</text:span></text:p>
      <text:p text:style-name="code"><text:s text:c="4"/>clause_set = <text:span text:style-name="keyword1_5f_python">set</text:span><text:span text:style-name="symbol0_5f_python">()</text:span> <text:s/><text:span text:style-name="comment0_5f_python"># Pour éviter les doublons dans une clause</text:span></text:p>
      <text:p text:style-name="code"><text:s text:c="4"/><text:span text:style-name="keyword0_5f_python">while</text:span> clause_npi:</text:p>
      <text:p text:style-name="code"><text:s text:c="8"/>card = clause_npi.<text:span text:style-name="member0_5f_python">pop</text:span><text:span text:style-name="symbol0_5f_python">()</text:span></text:p>
      <text:p text:style-name="code"><text:s text:c="8"/><text:span text:style-name="keyword0_5f_python">if</text:span> card.<text:span text:style-name="member0_5f_python">name</text:span> == <text:span text:style-name="string_5f_python">"OR"</text:span>:</text:p>
      <text:p text:style-name="code"><text:s text:c="12"/><text:span text:style-name="keyword0_5f_python">continue</text:span></text:p>
      <text:p text:style-name="code"><text:s text:c="8"/>sign = <text:span text:style-name="number_5f_python">-1</text:span> <text:span text:style-name="keyword0_5f_python">if</text:span> card.<text:span text:style-name="member0_5f_python">is_not</text:span><text:span text:style-name="symbol0_5f_python">()</text:span> <text:span text:style-name="keyword0_5f_python">else</text:span> <text:span text:style-name="number_5f_python">1</text:span></text:p>
      <text:p text:style-name="code"><text:s text:c="8"/><text:span text:style-name="keyword0_5f_python">if</text:span> sign == <text:span text:style-name="number_5f_python">-1</text:span>:</text:p>
      <text:p text:style-name="code"><text:s text:c="12"/>card = clause_npi.<text:span text:style-name="member0_5f_python">pop</text:span><text:span text:style-name="symbol0_5f_python">()</text:span></text:p>
      <text:p text:style-name="code"><text:s text:c="8"/>value = <text:span text:style-name="keyword1_5f_python">ord</text:span><text:span text:style-name="symbol0_5f_python">(</text:span>card.<text:span text:style-name="member0_5f_python">name</text:span><text:span text:style-name="symbol0_5f_python">)</text:span> - <text:span text:style-name="keyword1_5f_python">ord</text:span><text:span text:style-name="symbol0_5f_python">(</text:span><text:span text:style-name="string_5f_python">'A'</text:span><text:span text:style-name="symbol0_5f_python">)</text:span> + <text:span text:style-name="number_5f_python">1</text:span></text:p>
      <text:p text:style-name="code"><text:s text:c="8"/><text:span text:style-name="keyword0_5f_python">if</text:span> -sign <text:span text:style-name="symbol0_5f_python">*</text:span> value <text:span text:style-name="keyword0_5f_python">in</text:span> clause_set:</text:p>
      <text:p text:style-name="code"><text:s text:c="12"/><text:span text:style-name="keyword0_5f_python">return</text:span> <text:span text:style-name="keyword1_5f_python">None</text:span></text:p>
      <text:p text:style-name="code"><text:s text:c="8"/>clause_set.<text:span text:style-name="member0_5f_python">add</text:span><text:span text:style-name="symbol0_5f_python">(</text:span>sign <text:span text:style-name="symbol0_5f_python">*</text:span> value<text:span text:style-name="symbol0_5f_python">)</text:span></text:p>
      <text:p text:style-name="code"><text:s text:c="4"/><text:span text:style-name="keyword0_5f_python">return</text:span> <text:span text:style-name="keyword1_5f_python">list</text:span><text:span text:style-name="symbol0_5f_python">(</text:span>clause_set<text:span text:style-name="symbol0_5f_python">)</text:span></text:p>
      <text:p text:style-name="code"/>
      <text:p text:style-name="code"/>
      <text:p text:style-name="code"><text:span text:style-name="keyword0_5f_python">def</text:span> to_clause_list<text:span text:style-name="symbol0_5f_python">(</text:span>npi : <text:span text:style-name="keyword1_5f_python">list</text:span><text:span text:style-name="symbol0_5f_python">) -&gt; </text:span>list:</text:p>
      <text:p text:style-name="code"><text:s text:c="4"/><text:span text:style-name="string_5f_python">"""Renvoie la Forme Normale Conjonctive sous forme d'une</text:span></text:p>
      <text:p text:style-name="code"><text:span text:style-name="string_5f_python"><text:s text:c="8"/>liste de clauses, une clause étant représentée par une liste de</text:span></text:p>
      <text:p text:style-name="code"><text:span text:style-name="string_5f_python"><text:s text:c="8"/>littéraux. Chaque variable est représentée par un entier positif, et sa</text:span></text:p>
      <text:p text:style-name="code"><text:span text:style-name="string_5f_python"><text:s text:c="8"/>négation par l'entier opposé.</text:span></text:p>
      <text:p text:style-name="code"><text:span text:style-name="string_5f_python"><text:s text:c="4"/>"""</text:span></text:p>
      <text:p text:style-name="code"><text:s text:c="4"/>fcn_npi = to_fcn<text:span text:style-name="symbol0_5f_python">(</text:span>npi<text:span text:style-name="symbol0_5f_python">)</text:span></text:p>
      <text:p text:style-name="code"><text:s text:c="4"/>clause_list = <text:span text:style-name="symbol0_5f_python">[]</text:span></text:p>
      <text:p text:style-name="code"><text:s text:c="4"/><text:span text:style-name="keyword0_5f_python">while</text:span> fcn_npi:</text:p>
      <text:p text:style-name="code"><text:s text:c="8"/><text:span text:style-name="keyword0_5f_python">if</text:span> fcn_npi<text:span text:style-name="symbol0_5f_python">[</text:span><text:span text:style-name="number_5f_python">-1</text:span><text:span text:style-name="symbol0_5f_python">]</text:span>.<text:span text:style-name="member0_5f_python">name</text:span> == <text:span text:style-name="string_5f_python">"AND"</text:span>:</text:p>
      <text:p text:style-name="code"><text:s text:c="12"/>fcn_npi.<text:span text:style-name="member0_5f_python">pop</text:span><text:span text:style-name="symbol0_5f_python">()</text:span></text:p>
      <text:p text:style-name="code"><text:s text:c="12"/><text:span text:style-name="keyword0_5f_python">continue</text:span></text:p>
      <text:p text:style-name="code"><text:s text:c="8"/>clause = npi_to_list<text:span text:style-name="symbol0_5f_python">(</text:span>get_proposition<text:span text:style-name="symbol0_5f_python">(</text:span>fcn_npi<text:span text:style-name="symbol0_5f_python">))</text:span></text:p>
      <text:p text:style-name="code"><text:s text:c="8"/><text:span text:style-name="keyword0_5f_python">if</text:span> clause <text:span text:style-name="keyword0_5f_python">is</text:span> <text:span text:style-name="keyword0_5f_python">not</text:span> <text:span text:style-name="keyword1_5f_python">None</text:span>:</text:p>
      <text:p text:style-name="code"><text:s text:c="12"/>clause_list.<text:span text:style-name="member0_5f_python">append</text:span><text:span text:style-name="symbol0_5f_python">(</text:span>clause<text:span text:style-name="symbol0_5f_python">)</text:span></text:p>
      <text:p text:style-name="code"><text:s text:c="4"/><text:span text:style-name="keyword0_5f_python">return</text:span> clause_list</text:p>
      <text:p text:style-name="Heading_20_3">2.3.2 Implémentation de DPLL</text:p>
      <text:p text:style-name="Normal">Le principe de la méthode est de choisir un littéral, lui affecter une valeur, simplifier la formule en conséquence, puis vérifier récursivement si la formule obtenue est satisfiable (c’est-à-dire qu’il existe une évaluation des variables qui rende la formule vraie). Si ce n’est pas le cas, par le principe du tiers exclu la négation du littéral est prouvée, sauf si la formule contient une contradiction.</text:p>
      <text:p text:style-name="Normal">La simplification se fait en supprimant toutes les clauses où le littéral apparaît (puisqu’elles sont automatiquement satisfaites), et en enlevant sa négation de toutes les clauses ou elle apparaît.</text:p>
      <text:p text:style-name="Normal">Par exemple, dans <text:span text:style-name="code_5f_par">(NON A OU NON B OU C) ET (A OU B OU C) ET (NON A OU D)</text:span>, en choisissant de mettre <text:span text:style-name="code_5f_par">A</text:span> à vrai, on obtient <text:span text:style-name="code_5f_par">(NON B OU C) ET D</text:span>.</text:p>
      <text:p text:style-name="Normal">Cette étape s’appelle la propagation :</text:p>
      <text:p text:style-name="code"><text:span text:style-name="keyword0_5f_python">def</text:span> propagation<text:span text:style-name="symbol0_5f_python">(</text:span>clause_list, lit<text:span text:style-name="symbol0_5f_python">)</text:span>:</text:p>
      <text:p text:style-name="code"><text:s text:c="4"/><text:span text:style-name="string_5f_python">"""</text:span></text:p>
      <text:p text:style-name="code"><text:span text:style-name="string_5f_python"><text:s text:c="8"/>supprime toutes les clauses où lit apparaît, et enlève non lit de</text:span></text:p>
      <text:p text:style-name="code"><text:span text:style-name="string_5f_python"><text:s text:c="8"/>toutes les clauses où il apparaît.</text:span></text:p>
      <text:p text:style-name="code"><text:span text:style-name="string_5f_python"><text:s text:c="4"/>"""</text:span></text:p>
      <text:p text:style-name="code"><text:s text:c="4"/><text:span text:style-name="keyword0_5f_python">for</text:span> clause <text:span text:style-name="keyword0_5f_python">in</text:span> clause_list<text:span text:style-name="symbol0_5f_python">[</text:span>:<text:span text:style-name="symbol0_5f_python">]</text:span>:</text:p>
      <text:p text:style-name="code"><text:s text:c="8"/><text:span text:style-name="keyword0_5f_python">if</text:span> lit <text:span text:style-name="keyword0_5f_python">in</text:span> clause:</text:p>
      <text:p text:style-name="code"><text:s text:c="12"/>clause_list.<text:span text:style-name="member0_5f_python">remove</text:span><text:span text:style-name="symbol0_5f_python">(</text:span>clause<text:span text:style-name="symbol0_5f_python">)</text:span></text:p>
      <text:p text:style-name="code"><text:soft-page-break/><text:s text:c="8"/><text:span text:style-name="keyword0_5f_python">if</text:span> -lit <text:span text:style-name="keyword0_5f_python">in</text:span> clause:</text:p>
      <text:p text:style-name="code"><text:s text:c="12"/>clause.<text:span text:style-name="member0_5f_python">remove</text:span><text:span text:style-name="symbol0_5f_python">(</text:span>-lit<text:span text:style-name="symbol0_5f_python">)</text:span></text:p>
      <text:p text:style-name="Normal">Concrètement, on commence par gérer les clauses unitaires (contenant un seul littéral) en donnant à ce littéral sa valeur. S’il n’y a plus de clause, on a trouvé un modèle. D’un autre côté, si on obtient une clause vide, c’est que la liste de clauses n’est pas satisfiable. Sinon, on cherche une variable non encore déterminée dans le modèle et on essaye de lui affecter une valeur. Si rien ne donne de contradiction, la formule est satisfiable indépendamment de la variable en question, et on ne peut donc rien conclure sur sa valeur.</text:p>
      <text:p text:style-name="code"><text:span text:style-name="keyword0_5f_python">def</text:span> dpll<text:span text:style-name="symbol0_5f_python">(</text:span>clause_list : <text:span text:style-name="keyword1_5f_python">list</text:span>, model : <text:span text:style-name="keyword1_5f_python">list</text:span><text:span text:style-name="symbol0_5f_python">) -&gt; </text:span>bool:</text:p>
      <text:p text:style-name="code"><text:s text:c="4"/><text:span text:style-name="string_5f_python">"""Détermine un modèle pour la liste de clauses en partant d'un modèle</text:span></text:p>
      <text:p text:style-name="code"><text:span text:style-name="string_5f_python"><text:s text:c="8"/>partiel.</text:span></text:p>
      <text:p text:style-name="code"><text:span text:style-name="string_5f_python"/></text:p>
      <text:p text:style-name="code"><text:span text:style-name="string_5f_python"><text:s text:c="8"/>:return: True si un modèle de permet de satisfaire la liste de clauses,</text:span></text:p>
      <text:p text:style-name="code"><text:span text:style-name="string_5f_python"><text:s text:c="17"/>et False sinon.</text:span></text:p>
      <text:p text:style-name="code"><text:span text:style-name="string_5f_python"><text:s text:c="17"/>Modifie la liste de clauses et le modèle partiel.</text:span></text:p>
      <text:p text:style-name="code"><text:span text:style-name="string_5f_python"/></text:p>
      <text:p text:style-name="code"><text:span text:style-name="string_5f_python"><text:s text:c="8"/>:param clause_list: une liste de clauses</text:span></text:p>
      <text:p text:style-name="code"><text:span text:style-name="string_5f_python"><text:s text:c="8"/>:param model: un modèle partiel composé de 0 (non testé), None</text:span></text:p>
      <text:p text:style-name="code"><text:span text:style-name="string_5f_python"><text:s text:c="22"/>(indéfini), True ou False</text:span></text:p>
      <text:p text:style-name="code"><text:span text:style-name="string_5f_python"><text:s text:c="4"/>"""</text:span></text:p>
      <text:p text:style-name="code"><text:s text:c="4"/><text:span text:style-name="comment0_5f_python"># recherche de clauses unitaires</text:span></text:p>
      <text:p text:style-name="code"><text:s text:c="4"/>unit_clause = <text:span text:style-name="keyword1_5f_python">True</text:span></text:p>
      <text:p text:style-name="code"><text:s text:c="4"/><text:span text:style-name="keyword0_5f_python">while</text:span> unit_clause:</text:p>
      <text:p text:style-name="code"><text:s text:c="8"/>unit_clause = <text:span text:style-name="keyword1_5f_python">False</text:span></text:p>
      <text:p text:style-name="code"><text:s text:c="8"/><text:span text:style-name="keyword0_5f_python">for</text:span> clause <text:span text:style-name="keyword0_5f_python">in</text:span> clause_list:</text:p>
      <text:p text:style-name="code"><text:s text:c="12"/><text:span text:style-name="keyword0_5f_python">if</text:span> <text:span text:style-name="keyword1_5f_python">len</text:span><text:span text:style-name="symbol0_5f_python">(</text:span>clause<text:span text:style-name="symbol0_5f_python">)</text:span> <text:span text:style-name="symbol0_5f_python">!</text:span>= <text:span text:style-name="number_5f_python">1</text:span>:</text:p>
      <text:p text:style-name="code"><text:s text:c="16"/><text:span text:style-name="keyword0_5f_python">continue</text:span></text:p>
      <text:p text:style-name="code"><text:s text:c="12"/>unit_clause = <text:span text:style-name="keyword1_5f_python">True</text:span></text:p>
      <text:p text:style-name="code"><text:s text:c="12"/>lit = clause<text:span text:style-name="symbol0_5f_python">[</text:span><text:span text:style-name="number_5f_python">0</text:span><text:span text:style-name="symbol0_5f_python">]</text:span></text:p>
      <text:p text:style-name="code"><text:s text:c="12"/>model<text:span text:style-name="symbol0_5f_python">[</text:span><text:span text:style-name="keyword1_5f_python">abs</text:span><text:span text:style-name="symbol0_5f_python">(</text:span>lit<text:span text:style-name="symbol0_5f_python">)</text:span><text:span text:style-name="number_5f_python">-1</text:span><text:span text:style-name="symbol0_5f_python">]</text:span> = <text:span text:style-name="symbol0_5f_python">(</text:span>lit <text:span text:style-name="symbol0_5f_python">&gt;</text:span> <text:span text:style-name="number_5f_python">0</text:span><text:span text:style-name="symbol0_5f_python">)</text:span></text:p>
      <text:p text:style-name="code"><text:s text:c="12"/>propagation<text:span text:style-name="symbol0_5f_python">(</text:span>clause_list, lit<text:span text:style-name="symbol0_5f_python">)</text:span></text:p>
      <text:p text:style-name="code"><text:s text:c="12"/><text:span text:style-name="keyword0_5f_python">break</text:span></text:p>
      <text:p text:style-name="code"><text:s text:c="4"/><text:span text:style-name="comment0_5f_python"># S'il n'y a plus de clause, on a trouvé un modèle</text:span></text:p>
      <text:p text:style-name="code"><text:s text:c="4"/><text:span text:style-name="keyword0_5f_python">if</text:span> clause_list == <text:span text:style-name="symbol0_5f_python">[]</text:span>:</text:p>
      <text:p text:style-name="code"><text:s text:c="8"/><text:span text:style-name="keyword0_5f_python">return</text:span> <text:span text:style-name="keyword1_5f_python">True</text:span></text:p>
      <text:p text:style-name="code"><text:s text:c="4"/><text:span text:style-name="comment0_5f_python"># S'il y a une clause vide, la liste de clauses n'est pas satisfiable</text:span></text:p>
      <text:p text:style-name="code"><text:s text:c="4"/><text:span text:style-name="keyword0_5f_python">for</text:span> clause <text:span text:style-name="keyword0_5f_python">in</text:span> clause_list:</text:p>
      <text:p text:style-name="code"><text:s text:c="8"/><text:span text:style-name="keyword0_5f_python">if</text:span> clause == <text:span text:style-name="symbol0_5f_python">[]</text:span>:</text:p>
      <text:p text:style-name="code"><text:s text:c="12"/><text:span text:style-name="keyword0_5f_python">return</text:span> <text:span text:style-name="keyword1_5f_python">False</text:span></text:p>
      <text:p text:style-name="code"><text:s text:c="4"/><text:span text:style-name="comment0_5f_python"># On cherche une variable non encore déterminée et on cherche à la</text:span></text:p>
      <text:p text:style-name="code"><text:s text:c="4"/><text:span text:style-name="comment0_5f_python"># déterminer par le principe du tiers exclu.</text:span></text:p>
      <text:p text:style-name="code"><text:s text:c="4"/><text:span text:style-name="keyword0_5f_python">for</text:span> ivar, var <text:span text:style-name="keyword0_5f_python">in</text:span> <text:span text:style-name="keyword1_5f_python">enumerate</text:span><text:span text:style-name="symbol0_5f_python">(</text:span>model<text:span text:style-name="symbol0_5f_python">)</text:span>:</text:p>
      <text:p text:style-name="code"><text:s text:c="8"/><text:span text:style-name="keyword0_5f_python">if</text:span> var <text:span text:style-name="keyword0_5f_python">is</text:span> <text:span text:style-name="keyword0_5f_python">not</text:span> <text:span text:style-name="number_5f_python">0</text:span>:</text:p>
      <text:p text:style-name="code"><text:s text:c="12"/><text:span text:style-name="keyword0_5f_python">continue</text:span></text:p>
      <text:p text:style-name="code"><text:s text:c="8"/><text:span text:style-name="keyword0_5f_python">for</text:span> valeur <text:span text:style-name="keyword0_5f_python">in</text:span> <text:span text:style-name="symbol0_5f_python">(</text:span><text:span text:style-name="keyword1_5f_python">False</text:span>, <text:span text:style-name="keyword1_5f_python">True</text:span><text:span text:style-name="symbol0_5f_python">)</text:span>:</text:p>
      <text:p text:style-name="code"><text:s text:c="12"/>model_tmp = model<text:span text:style-name="symbol0_5f_python">[</text:span>:<text:span text:style-name="symbol0_5f_python">]</text:span></text:p>
      <text:p text:style-name="code"><text:s text:c="12"/>model_tmp<text:span text:style-name="symbol0_5f_python">[</text:span>ivar<text:span text:style-name="symbol0_5f_python">]</text:span> = valeur</text:p>
      <text:p text:style-name="code"><text:s text:c="12"/>clause_list_tmp = deepcopy<text:span text:style-name="symbol0_5f_python">(</text:span>clause_list<text:span text:style-name="symbol0_5f_python">)</text:span></text:p>
      <text:p text:style-name="code"><text:s text:c="12"/>lit = ivar + <text:span text:style-name="number_5f_python">1</text:span> <text:span text:style-name="keyword0_5f_python">if</text:span> valeur <text:span text:style-name="keyword0_5f_python">else</text:span> -ivar<text:span text:style-name="number_5f_python">-1</text:span></text:p>
      <text:p text:style-name="code"><text:s text:c="12"/>propagation<text:span text:style-name="symbol0_5f_python">(</text:span>clause_list_tmp, lit<text:span text:style-name="symbol0_5f_python">)</text:span></text:p>
      <text:p text:style-name="code"><text:s text:c="12"/><text:span text:style-name="comment0_5f_python"># si lit n'est pas satisfiable, non lit est démontré</text:span></text:p>
      <text:p text:style-name="code"><text:s text:c="12"/><text:span text:style-name="keyword0_5f_python">if</text:span> <text:span text:style-name="keyword0_5f_python">not</text:span> <text:span text:style-name="keyword1_5f_python">self</text:span>.<text:span text:style-name="member0_5f_python">dpll</text:span><text:span text:style-name="symbol0_5f_python">(</text:span>clause_list_tmp, model_tmp<text:span text:style-name="symbol0_5f_python">)</text:span>:</text:p>
      <text:p text:style-name="code"><text:s text:c="16"/>model<text:span text:style-name="symbol0_5f_python">[</text:span>ivar<text:span text:style-name="symbol0_5f_python">]</text:span> = <text:span text:style-name="keyword0_5f_python">not</text:span> valeur</text:p>
      <text:p text:style-name="code"><text:s text:c="16"/>propagation<text:span text:style-name="symbol0_5f_python">(</text:span>clause_list, -lit<text:span text:style-name="symbol0_5f_python">)</text:span></text:p>
      <text:p text:style-name="code"><text:s text:c="16"/><text:span text:style-name="keyword0_5f_python">return</text:span> dpll<text:span text:style-name="symbol0_5f_python">(</text:span>clause_list, model<text:span text:style-name="symbol0_5f_python">)</text:span></text:p>
      <text:p text:style-name="code"><text:s text:c="8"/><text:span text:style-name="comment0_5f_python"># rien de donne de contradiction : on ne peut rien conclure sur</text:span></text:p>
      <text:p text:style-name="code"><text:s text:c="8"/><text:span text:style-name="comment0_5f_python"># cette variable</text:span></text:p>
      <text:p text:style-name="code"><text:s text:c="8"/>model<text:span text:style-name="symbol0_5f_python">[</text:span>ivar<text:span text:style-name="symbol0_5f_python">]</text:span> = <text:span text:style-name="keyword1_5f_python">None</text:span></text:p>
      <text:p text:style-name="code"><text:s text:c="4"/><text:span text:style-name="comment0_5f_python"># toutes les variables ont été testées</text:span></text:p>
      <text:p text:style-name="code"><text:s text:c="4"/><text:span text:style-name="keyword0_5f_python">return</text:span> <text:span text:style-name="keyword1_5f_python">True</text:span></text:p>
      <text:h text:style-name="Heading_20_1" text:outline-level="1">3 Le jeu</text:h>
      <text:p text:style-name="Normal">En utilisant ces algorithmes nous avons pu développer le jeu <text:span text:style-name="gras">[6]</text:span>. Nous avons utilisé le module <text:span text:style-name="code_5f_par">tkinter</text:span> pour réaliser l’interface graphique. Un fenêtre d’introduction permet de choisir le mode de jeu (à plusieurs ou contre l’ordinateur). Le jeu se joue entièrement à la souris. Un <text:span text:style-name="italic">cheat</text:span> mode permet de savoir ce qui est démontré pour aider par exemple les débutants.</text:p>
      <text:p text:style-name="pragma">/// Image : articlePrye_figure_03.png ///</text:p>
      <text:p text:style-name="legende">Fig. 3 : Le début du jeu.</text:p>
      <text:p text:style-name="Normal">Au début de la manche, chaque joueur reçoit 5 cartes puis, à chaque tour, un joueur pioche deux cartes et doit jouer deux cartes (éventuellement les défausser). Les cartes des autres joueurs sont présentées face <text:soft-page-break/>cachée. Lorsque une carte « QED » est jouée ou qu’il n’y a plus de carte dans la pioche la preuve est terminée. À condition qu’il n’y ait pas de paradoxe, chaque joueur dont l’existence est prouvée reçoit un nombre de points égal au nombre de cartes dans la preuve. Toutes les cartes sont ensuite mélangées et une nouvelle manche est lancée. Le premier joueur ayant 50 points gagne. </text:p>
      <text:p text:style-name="Normal">Concernant la construction de la preuve, un certain nombre de règles doivent être respectées :</text:p>
      <text:p text:style-name="Normal">- la preuve doit avoir au maximum 4 lignes. Dès qu’elle atteint 4 lignes, toutes les cartes supplémentaires doivent être jouées sur une de ces lignes ;</text:p>
      <text:p text:style-name="Normal">- chaque ligne doit être syntaxiquement correcte (deux opérateurs ou deux variables ne peuvent pas se suivre, chaque parenthèse ouvrante doit correspondre à une parenthèse fermante, ...) ;</text:p>
      <text:p text:style-name="Normal">- une carte peut être insérée entre deux cartes déjà posées à condition que le résultat reste syntaxiquement correct.</text:p>
      <text:p text:style-name="Normal">Quel que soit le mode de jeu, une vérification syntaxique est effectuée avant de passer au joueur suivant. Dans le cas où il y a un problème une fenêtre invite le joueur à réaliser les modifications nécessaires.</text:p>
      <text:p text:style-name="Normal">D’autres cartes que celles concernant purement la logique sont présentes pour augmenter l’intérêt du jeu :</text:p>
      <text:p text:style-name="Normal">- la carte « QED » qui permet de mettre fin à la partie ;</text:p>
      <text:p text:style-name="Normal"><office:annotation office:name="__Annotation__5396_1889927977"><dc:creator>Tristan Colombo</dc:creator><dc:date>2020-01-07T15:47:01.663795909</dc:date><loext:sender-initials>TC</loext:sender-initials><text:p text:style-name="P2"><text:span text:style-name="T4">Ça me fait penser à mes étudiants qui pompent un code sur internet et qui ne modifient mm pas le nom des variables…</text:span></text:p><text:p text:style-name="P2"><text:span text:style-name="T4">:-D</text:span></text:p><text:p text:style-name="P2"><text:span text:style-name="T4">Il faudrait peut-être changer les noms, non ?</text:span></text:p></office:annotation>- « Fallacy » qui empêche un joueur de jouer ; </text:p>
      <text:p text:style-name="Normal">- « Justification » qui annule une carte « Fallacy » ; </text:p>
      <text:p text:style-name="Normal">- « TabulaRasa » qui supprime une des cartes ;</text:p>
      <text:p text:style-name="Normal">- « Revolution » qui échange deux cartes ;</text:p>
      <text:p text:style-name="Normal">- « WildVar » qui est un joker permet de choisir une des variables de même que « WildOp » qui permet de choisir un opérateur.<office:annotation-end office:name="__Annotation__5396_1889927977"/></text:p>
      <text:p text:style-name="Normal">Dans le menu aide, on peut trouver les règles qui sont données à l’aide d’une page html.</text:p>
      <text:p text:style-name="Normal">Dans l’exemple de la figure 4 (carte « QED » jouée) <text:span text:style-name="code_5f_par">A</text:span> et <text:span text:style-name="code_5f_par">B</text:span> sont prouvés et comme il y a 13 cartes de posées (hors carte « QED »), <text:span text:style-name="code_5f_par">A</text:span> et <text:span text:style-name="code_5f_par">B</text:span> obtiennent 13 points chacun.</text:p>
      <text:p text:style-name="pragma">/// Image : articlePrye_figure_04.png ///</text:p>
      <text:p text:style-name="legende">Fig. 4 : Une fin de partie.</text:p>
      <text:p text:style-name="Normal">Si vous regardez le code source <text:span text:style-name="gras">[6]</text:span>, la gestion des coups possibles se fait dans la classe <text:span text:style-name="code_5f_par">Ordi</text:span>. Cette classe contient une méthode abstraite <text:span text:style-name="code_5f_par">choix_coups</text:span> en vue de tester différentes idées concernant les deux cartes à jouer.</text:p>
      <text:p text:style-name="Normal">La classe <text:span text:style-name="code_5f_par">OrdiRandom</text:span> concrétise la méthode <text:span text:style-name="code_5f_par">choix_coups</text:span> en se chargeant de choisir un coup au hasard dans la liste des coups possibles.</text:p>
      <text:p text:style-name="Normal">La classe <text:span text:style-name="code_5f_par">OrdiScore</text:span> concrétise elle aussi la méthode <text:span text:style-name="code_5f_par">choix_coups</text:span>, mais en attribuant un score à chaque coup. Pour déterminer ce score, tous les coups possibles sont joués dans la preuve, avec à chaque fois une évaluation par la méthode <text:span text:style-name="code_5f_par">calc_score</text:span> du score obtenu en utilisant un certain nombre de coefficients (pour l’instant choisis au « doigt mouillé »). Le coup est ensuite annulé pour restaurer la preuve dans son état initial. Le coup ayant obtenu le meilleur score est choisi. En cas d’ex æquo, un coup au hasard est choisi parmi les meilleurs.</text:p>
      <text:h text:style-name="Heading_20_1" text:outline-level="1">Conclusion</text:h>
      <text:p text:style-name="Normal">Le jeu tel quel est fonctionnel et vous pouvez le récupérer et l’essayer sur GitHub <text:span text:style-name="gras">[6]</text:span>. Différentes améliorations restent possibles. Les calculs du score dans la classe <text:span text:style-name="code_5f_par">OrdiScore</text:span> dépendent de plusieurs paramètres. Le choix de ces paramètres pourrait se prêter assez bien à un algorithme génétique en faisant jouer l'ordinateur contre lui-même et en faisant des croisements entre les coups gagnants.</text:p>
      <text:p text:style-name="Normal">On pourrait aussi tester d'autres méthodes pour le jeu de l'ordinateur. Un min-max est peut-être envisageable en testant toutes les cartes qui n'ont pas encore été jouées.Si vous êtes intéressé par ces évolutions libre à vous de les programmer.</text:p>
      <text:h text:style-name="Heading_20_1" text:outline-level="1">Références</text:h>
      <text:p text:style-name="Normal"><text:span text:style-name="gras">[1]</text:span> Wikipédia, <text:span text:style-name="italic">« Algorithme Shunting-Yard » : </text:span><text:span text:style-name="url">https://fr.wikipedia.org/wiki/Algorithme_Shunting-yard</text:span></text:p>
      <text:p text:style-name="Normal"><text:span text:style-name="gras">[2]</text:span> Wikipédia, <text:span text:style-name="italic">« Notation Polonaise Inverse »</text:span> : <text:span text:style-name="url">https://fr.wikipedia.org/wiki/Notation_polonaise_inverse</text:span></text:p>
      <text:p text:style-name="Normal"><text:soft-page-break/><text:span text:style-name="gras">[3]</text:span> Wikipédia, <text:span text:style-name="italic">« Algorithme DPLL » :</text:span> <text:span text:style-name="url">https://fr.wikipedia.org/wiki/Algorithme_DPLL</text:span></text:p>
      <text:p text:style-name="Normal"><text:span text:style-name="gras">[4] </text:span>Wikipédia, <text:span text:style-name="italic">« Problème SAT »</text:span> : <text:span text:style-name="url">https://fr.wikipedia.org/wiki/Probl%C3%A8me_SAT</text:span></text:p>
      <text:p text:style-name="Normal"><text:span text:style-name="gras">[5] </text:span>Wikipédia, <text:span text:style-name="italic">« Forme Normale Conjonctive » :</text:span><text:span text:style-name="gras"> </text:span><text:span text:style-name="url">https://fr.wikipedia.org/wiki/Forme_normale_conjonctive</text:span></text:p>
      <text:p text:style-name="Normal"><text:span text:style-name="gras">[6]</text:span> <text:span text:style-name="gras">GitHub</text:span> contenant le code du jeu présenté dans cet article : <text:span text:style-name="url">https://github.com/isnpaulconstans/</text:span><text:span text:style-name="url"><text:span text:style-name="T3">PrYE</text:span></text:span></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ans-serif"/>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3"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Signature" style:family="paragraph" style:parent-style-name="Standard" style:class="text">
      <style:paragraph-properties fo:text-align="end" style:justify-single-word="false" text:number-lines="false" text:line-number="0"/>
      <style:text-properties style:font-name="Arial" fo:font-family="Arial" style:font-style-name="Gras" style:font-family-generic="swiss" style:font-pitch="variable" fo:font-size="8pt" fo:font-weight="bold"/>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Black" fo:font-family="'Arial Black'" style:font-style-name="Gras" style:font-family-generic="swiss" style:font-pitch="variable" fo:font-size="24pt" fo:font-weight="bold" style:font-name-asian="MS Mincho" style:font-family-asian="'MS Mincho'" style:font-pitch-asian="variable" style:font-size-asian="14pt" style:font-name-complex="Tahoma2" style:font-family-complex="Tahoma" style:font-pitch-complex="variable" style:font-size-complex="14pt"/>
    </style:style>
    <style:style style:name="Heading_20_1" style:display-name="Heading 1" style:family="paragraph" style:parent-style-name="Heading" style:next-style-name="Normal" style:default-outline-level="1" style:class="text">
      <style:text-properties style:font-name="Tahoma" fo:font-family="Tahoma" style:font-style-name="Normal" style:font-family-generic="swiss" style:font-pitch="variable" fo:font-size="16pt" fo:font-weight="normal" style:font-name-asian="Lucida Sans Unicode" style:font-family-asian="'Lucida Sans Unicode'" style:font-pitch-asian="variable" style:font-size-asian="24pt" style:font-weight-asian="bold" style:font-name-complex="Tahoma2" style:font-family-complex="Tahoma" style:font-pitch-complex="variable" style:font-size-complex="24pt" style:font-weight-complex="bold"/>
    </style:style>
    <style:style style:name="Heading_20_2" style:display-name="Heading 2" style:family="paragraph" style:parent-style-name="Heading" style:next-style-name="Normal" style:default-outline-level="2" style:class="text">
      <loext:graphic-properties draw:fill="none" draw:fill-color="#99ccff"/>
      <style:paragraph-properties fo:background-color="transparent">
        <style:tab-stops/>
      </style:paragraph-properties>
      <style:text-properties style:font-name="Tahoma" fo:font-family="Tahoma" style:font-style-name="Normal" style:font-family-generic="swiss" style:font-pitch="variable" fo:font-size="14pt" fo:font-weight="normal" style:font-name-asian="Lucida Sans Unicode" style:font-family-asian="'Lucida Sans Unicode'" style:font-pitch-asian="variable" style:font-size-asian="18pt" style:font-weight-asian="bold" style:font-name-complex="Tahoma2" style:font-family-complex="Tahoma" style:font-pitch-complex="variable" style:font-size-complex="18pt" style:font-weight-complex="bold"/>
    </style:style>
    <style:style style:name="Heading_20_3" style:display-name="Heading 3" style:family="paragraph" style:parent-style-name="Heading" style:next-style-name="Normal" style:class="text">
      <style:text-properties style:font-name="Tahoma" fo:font-family="Tahoma" style:font-style-name="Normal" style:font-family-generic="swiss" style:font-pitch="variable" fo:font-size="12pt" fo:font-weight="normal" style:font-size-asian="14pt" style:font-weight-asian="bold" style:font-size-complex="14pt" style:font-weight-complex="bold"/>
    </style:style>
    <style:style style:name="Heading_20_4" style:display-name="Heading 4" style:family="paragraph" style:parent-style-name="Heading" style:next-style-name="Normal" style:class="text">
      <style:text-properties style:font-name="Tahoma1" fo:font-family="Tahoma" style:font-style-name="Gras" style:font-family-generic="swiss" style:font-pitch="variable" fo:font-size="10pt" fo:font-weight="bold" style:font-name-asian="Lucida Sans Unicode" style:font-family-asian="'Lucida Sans Unicode'" style:font-pitch-asian="variable" style:font-size-asian="12pt" style:font-weight-asian="bold" style:font-name-complex="Tahoma2" style:font-family-complex="Tahoma" style:font-pitch-complex="variable" style:font-size-complex="12pt" style:font-weight-complex="bold"/>
    </style:style>
    <style:style style:name="List" style:family="paragraph" style:parent-style-name="Text_20_body" style:class="list">
      <style:text-properties style:font-name-complex="Tahoma3"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ormal" style:family="paragraph" style:parent-style-name="Standard" style:master-page-name="">
      <style:paragraph-properties fo:margin-top="0.199cm" fo:margin-bottom="0.101cm" loext:contextual-spacing="false" style:page-number="auto"/>
      <style:text-properties style:font-name="Arial1" fo:font-family="Arial" style:font-style-name="Normal" style:font-family-generic="swiss" style:font-pitch="variable" fo:font-size="10pt"/>
    </style:style>
    <style:style style:name="chapeau" style:family="paragraph" style:parent-style-name="Normal" style:next-style-name="Normal">
      <style:text-properties style:font-name="Arial Black1" fo:font-family="'Arial Black'" style:font-style-name="Italique gras" style:font-family-generic="swiss" style:font-pitch="variable" fo:font-size="11pt" fo:font-style="italic" fo:font-weight="bold"/>
    </style:style>
    <style:style style:name="legende" style:family="paragraph" style:parent-style-name="Normal" style:next-style-name="Normal">
      <style:text-properties style:font-name="Arial Narrow" fo:font-family="'Arial Narrow'" style:font-style-name="Italique" style:font-family-generic="swiss" style:font-pitch="variable" fo:font-style="italic"/>
    </style:style>
    <style:style style:name="note" style:family="paragraph" style:parent-style-name="Normal" style:next-style-name="Normal">
      <style:text-properties fo:font-size="8pt"/>
    </style:style>
    <style:style style:name="code" style:family="paragraph" style:parent-style-name="Normal" style:next-style-name="Normal" style:master-page-name="">
      <loext:graphic-properties draw:fill="solid" draw:fill-color="#ffffcc" draw:opacity="100%"/>
      <style:paragraph-properties fo:margin-top="0cm" fo:margin-bottom="0cm" loext:contextual-spacing="false" style:page-number="auto" fo:background-color="#ffffcc"/>
      <style:text-properties style:font-name="Courier New" fo:font-family="'Courier New'" style:font-family-generic="modern" style:font-pitch="fixed" fo:font-size="8pt"/>
    </style:style>
    <style:style style:name="pragma" style:family="paragraph" style:parent-style-name="Normal" style:next-style-name="Normal" style:master-page-name="">
      <loext:graphic-properties draw:fill="solid" draw:fill-color="#ff0000" draw:opacity="100%"/>
      <style:paragraph-properties style:page-number="auto" fo:background-color="#ff0000" style:shadow="none">
        <style:tab-stops/>
      </style:paragraph-properties>
      <style:text-properties fo:font-style="italic"/>
    </style:style>
    <style:style style:name="console" style:family="paragraph" style:parent-style-name="Normal" style:next-style-name="Normal" style:master-page-name="">
      <loext:graphic-properties draw:fill="solid" draw:fill-color="#000000" draw:opacity="100%"/>
      <style:paragraph-properties fo:margin-top="0cm" fo:margin-bottom="0cm" loext:contextual-spacing="false" fo:line-height="100%" style:page-number="auto" fo:background-color="#000000"/>
      <style:text-properties fo:color="#ffffff" style:font-name="Courier New" fo:font-family="'Courier New'" style:font-family-generic="modern" style:font-pitch="fixed" fo:font-size="8pt"/>
    </style:style>
    <style:style style:name="Heading_20_5" style:display-name="Heading 5" style:family="paragraph" style:parent-style-name="Heading" style:next-style-name="Normal"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code_5f_par" style:display-name="code_par" style:family="text">
      <style:text-properties fo:color="#dc2300" style:font-name="Bitstream Vera Sans Mono" fo:font-family="'Bitstream Vera Sans Mono'" style:font-style-name="Gras" style:font-family-generic="modern" style:font-pitch="fixed" fo:font-size="9pt" fo:font-weight="bold"/>
    </style:style>
    <style:style style:name="code_5f_em" style:display-name="code_em" style:family="text">
      <style:text-properties fo:color="#ff0000" style:font-name="Letter Gothic MT" fo:font-family="'Letter Gothic MT'" style:font-style-name="Gras" style:font-family-generic="modern" style:font-pitch="variable" fo:font-size="9pt" style:text-underline-style="solid" style:text-underline-width="auto" style:text-underline-color="font-color" fo:font-weight="bold"/>
    </style:style>
    <style:style style:name="menu" style:family="text">
      <style:text-properties style:font-name="Arial3" fo:font-family="Arial" style:font-style-name="Gras Italique" style:font-family-generic="swiss" style:font-pitch="variable" fo:font-size="9pt" fo:font-style="italic" fo:font-weight="bold" fo:background-color="#ffcc99"/>
    </style:style>
    <style:style style:name="url" style:family="text">
      <style:text-properties style:font-name="Arial" fo:font-family="Arial" style:font-style-name="Gras" style:font-family-generic="swiss" style:font-pitch="variable" fo:font-size="10pt" fo:font-weight="bold" fo:background-color="#00ff00"/>
    </style:style>
    <style:style style:name="gras" style:family="text">
      <style:text-properties fo:color="#0000ff" fo:font-weight="bold" fo:background-color="transparent"/>
    </style:style>
    <style:style style:name="italic" style:family="text">
      <style:text-properties fo:color="#6b2394" fo:font-style="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exposant" style:family="text">
      <style:text-properties style:text-position="super 58%"/>
    </style:style>
    <style:style style:name="indice" style:family="text" style:parent-style-name="exposant">
      <style:text-properties style:text-position="sub 58%"/>
    </style:style>
    <style:style style:name="Endnote_20_anchor" style:display-name="End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keyword0_5f_python" style:display-name="keyword0_python" style:family="text">
      <style:text-properties fo:color="#ff7700" fo:font-style="normal" fo:font-weight="bold"/>
    </style:style>
    <style:style style:name="keyword1_5f_python" style:display-name="keyword1_python" style:family="text">
      <style:text-properties fo:color="#008000" fo:font-style="normal" fo:font-weight="normal"/>
    </style:style>
    <style:style style:name="symbol0_5f_python" style:display-name="symbol0_python" style:family="text">
      <style:text-properties fo:color="#66cc66" fo:font-style="normal" fo:font-weight="normal"/>
    </style:style>
    <style:style style:name="string_5f_python" style:display-name="string_python" style:family="text">
      <style:text-properties fo:color="#483d8b" fo:font-style="normal" fo:font-weight="normal"/>
    </style:style>
    <style:style style:name="member0_5f_python" style:display-name="member0_python" style:family="text">
      <style:text-properties fo:color="#000000" fo:font-style="normal" fo:font-weight="normal"/>
    </style:style>
    <style:style style:name="comment0_5f_python" style:display-name="comment0_python" style:family="text">
      <style:text-properties fo:color="#808080" fo:font-style="italic" fo:font-weight="normal"/>
    </style:style>
    <style:style style:name="number_5f_python" style:display-name="number_python" style:family="text">
      <style:text-properties fo:color="#ff4500" fo:font-style="normal" fo:font-weight="normal"/>
    </style:style>
    <style:style style:name="keyword2_5f_python" style:display-name="keyword2_python" style:family="text">
      <style:text-properties fo:color="#dc143c"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iamond_editions</dc:title>
    <meta:creation-date>2018-10-26T16:29:53.233007642</meta:creation-date>
    <dc:language>fr-FR</dc:language>
    <meta:editing-cycles>44</meta:editing-cycles>
    <meta:editing-duration>PT9H21M46S</meta:editing-duration>
    <meta:initial-creator>Tristan Colombo</meta:initial-creator>
    <dc:date>2020-01-08T14:06:27.017623277</dc:date>
    <meta:document-statistic meta:table-count="0" meta:image-count="0" meta:object-count="0" meta:page-count="9" meta:paragraph-count="382" meta:word-count="3934" meta:character-count="25827" meta:non-whitespace-character-count="20032"/>
    <meta:user-defined meta:name="Info 1"/>
    <meta:user-defined meta:name="Info 2"/>
    <meta:user-defined meta:name="Info 3"/>
    <meta:user-defined meta:name="Info 4"/>
  </office:meta>
</office:document-meta>
</file>

<file path=Basic/Standard/Diamond.xml><?xml version="1.0" encoding="utf-8"?>
<!DOCTYPE module  PUBLIC '-//OpenOffice.org//DTD OfficeDocument 1.0//EN'  'module.dtd'>
<script:module xmlns:script="http://openoffice.org/2000/script" script:name="Diamond" script:language="StarBasic">REM  *****  BASIC  *****
REM  **
REM  ** Macro de Statistiques pour Diamond Editions
REM  **
REM  ** Auteur : Tristan Colombo &lt;tristan.colombo@gnulinuxmag.com&gt;
REM  ** Créé   : le 22 mai 2014
REM  **
REM  *******************

Option Explicit

Sub insertFigure()
  REM *****
  REM ** Insertion des lignes d'une figur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image: nom_article_figure_01.png ///", false)
    Texte.insertControlCharacter(Curseur, com.sun.star.text.ControlCharacter.PARAGRAPH_BREAK, False)
    Curseur.ParaStyleName = "legende"
    Texte.insertString(Curseur, "Fig. 1: ", false)
  End If
End Sub



Sub insertEncadre()
  REM *****
  REM ** Insertion d'un encadré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encadré ///", false)
    Texte.insertControlCharacter(Curseur, com.sun.star.text.ControlCharacter.PARAGRAPH_BREAK, False)
    Curseur.ParaStyleName = "Titre 1"
    Texte.insertString(Curseur, "Titre",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encadré ///", false)
  End If
End Sub



Sub insertNote()
  REM *****
  REM ** Insertion d'une not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note ///",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note ///", false)
  End If
End Sub



Sub AfficheNumeroLigneCode()
    REM *****
    REM ** Rajoute un numéro de ligne à un ensemble de lignes sélectionnées
    REM ** par l'utilisateur
    REM *****
	Dim Curseur          As Object
	Dim TexteSelectionne As String
	Dim NumeroLigne      As Integer
	Dim Lignes()         As String
	Dim Ligne            As String
	Dim NouvellesLignes  As String
	
	' On récupère toutes les lignes sélectionnées
	Curseur          = ThisComponent.CurrentController.ViewCursor()
	TexteSelectionne = Curseur.String
	NumeroLigne      = 1
	Lignes           = Split(TexteSelectionne, Chr(10))
	
	' Ajout des numéros de ligne
	For Each Ligne in Lignes
	    If (NouvellesLignes &lt;&gt; "") Then
	      NouvellesLignes = NouvellesLignes &amp; Chr(10)
	    End If
		NouvellesLignes = NouvellesLignes &amp; Format(NumeroLigne, "00\:") &amp; Chr(160) &amp; Ligne
		NumeroLigne = NumeroLigne + 1
	Next Ligne
	
	' Changement de style
	If (NouvellesLignes &lt;&gt; "") Then
		Curseur.ParaStyleName = "code"
	Else
		MsgBox("Vous n'avez pas sélectionné de texte !", 0 + 16 + 128)
		Exit Sub
	End If
	
	' Remplacement du texte sélectionné
	Curseur.String = NouvellesLignes
	
	Exit Sub

' Traitement du cas d'erreur où aucun texte n'a été sélectionné
PasDeSelection:
	MsgBox("Erreur !")
	Exit Sub
	
End Sub



Sub Stats_DiamondEditions()
  REM *****
  REM ** Affichage du nombre de pages
  REM *****
  Dim iConfigLPPage         As Integer
  Dim iConfigGLMFPage       As Integer
  Dim iConfigMookPage       As Integer
  Dim iConfigLPMax          As Integer
  Dim iConfigGLMFMax        As Long
  Dim iConfigLicenceClassic As Integer
  Dim iConfigLicenceCommons As Integer

  Dim sMessage              As String

  Dim oTrouveInsecable      As Object
  Dim oTrouve               As Object
  Dim oTrouveTout           As Object
  
  Dim iNbEspaces            As Long
  Dim iNbCaracteresTot      As Long
  Dim iNbCaracteres         As Long
  
  Dim iTypeBox              As Integer
  
  ' Configuration
  iConfigGLMFPage       = 3500
  iConfigMookPage       = 3200
  iConfigLPMax          = 14000
  iConfigGLMFMax        = 40000
  
  iTypeBox              = 70
  
  ' Recherche des espaces
  oTrouve = ThisComponent.createSearchDescriptor
  With oTrouve
    .SearchString = " "
    .SearchWords  = false
  End With
  
  ' Recherche des espaces insécables
  oTrouveInsecable = ThisComponent.createSearchDescriptor
  With oTrouveInsecable
    .SearchString = Chr(160)
    .SearchWords  = false
  End With
  
  ' Recherche de tous les caractères
  oTrouveTout = ThisComponent.createSearchDescriptor
  With oTrouveTout
    .SearchString            = "." '"[^ ]"
    .SearchWords             = false
    .SearchRegularExpression = true
  End With
  
  iNbEspaces       = ThisComponent.findAll(oTrouve).count + ThisComponent.findAll(oTrouveInsecable).count
  iNbCaracteresTot = ThisComponent.findAll(oTrouveTout).count
  iNbCaracteres    = iNbCaracteresTot - iNbEspaces

  sMessage = "Statistiques Diamond Editions" &amp; Chr(13) &amp; Chr(13)
  sMessage = sMessage &amp; "GLMF ou LP :" &amp; Chr(13)
  sMessage = sMessage &amp; "  - Page(s) : " &amp; Format((iNbCaracteresTot / iConfigGLMFPage), "##.##") &amp; Chr(13) &amp; Chr(13)
  
  sMessage = sMessage &amp; "Mook :" &amp; Chr(13)
  sMessage = sMessage &amp; "  - Page(s) : " &amp; Format((iNbCaracteresTot / iConfigMookPage), "##.##") &amp; Chr(13) &amp; Chr(13)
  
  If iNbCaracteresTot &gt; iConfigLPMax Then
    sMessage = sMessage &amp; "  - ATTENTION! Dépassement pour LP : " &amp; iNbCaracteresTot - iConfigLPMax &amp; " caractères" &amp; Chr(13)
    iTypeBox = 17
  EndIf
  
  If iNbCaracteresTot &gt; iConfigGLMFMax Then
    sMessage = sMessage &amp; "  - ATTENTION! Dépassement pour GLMF : " &amp; iNbCaracteresTot - iConfigGLMFMax &amp; " caractères" &amp; Chr(13)
    iTypeBox = 17
  EndIf
  
  MsgBox(sMessage, iTypeBox)
End Sub


Sub Aide()  
  Dim sMessage As String
  
  sMessage = "Liste des raccourcis Diamond" &amp; Chr(13) &amp; Chr(13) &amp; Chr(13)
  sMessage = sMessage &amp; "Général" &amp; Chr(13)
  sMessage = sMessage &amp; "----------" &amp; Chr(13) &amp; Chr(13)
  sMessage = sMessage &amp; "  - &lt;Ctrl&gt; + &lt;F5&gt; : Aide" &amp; Chr(13)
  sMessage = sMessage &amp; "  - &lt;F4&gt; : Compteur de pages" &amp; Chr(13) &amp; Chr(13)
  
  sMessage = sMessage &amp; "Accélérateurs" &amp; Chr(13)
  sMessage = sMessage &amp; "-----------------" &amp; Chr(13) &amp; Chr(13)
  sMessage = sMessage &amp; "  - &lt;F2&gt; : Insertion figure" &amp; Chr(13)
  sMessage = sMessage &amp; "  - &lt;F3&gt; : Insertion encadré" &amp; Chr(13)
  sMessage = sMessage &amp; "  - &lt;F5&gt; : Insertion note" &amp; Chr(13)
  sMessage = sMessage &amp; "  - &lt;Ctrl&gt; + &lt;Shift&gt; + &lt;c&gt; : Affiche numéros lignes (sélection)" &amp; Chr(13) &amp; Chr(13)
  
  sMessage = sMessage &amp; "Styles de Paragraphes" &amp; Chr(13)
  sMessage = sMessage &amp; "--------------------------" &amp; Chr(13) &amp; Chr(13)
  sMessage = sMessage &amp; "  - &lt;Ctrl&gt; + &lt;o&gt; : Normal" &amp; Chr(13)
  sMessage = sMessage &amp; "  - &lt;Ctrl&gt; + &lt;h&gt; : Console" &amp; Chr(13)
  sMessage = sMessage &amp; "  - &lt;Ctrl&gt; + &lt;q&gt; : Code" &amp; Chr(13)
  sMessage = sMessage &amp; "  - &lt;Ctrl&gt; + &lt;j&gt; : Pragma" &amp; Chr(13)
  sMessage = sMessage &amp; "  - &lt;Ctrl&gt; + &lt;k&gt; : Note" &amp; Chr(13) &amp; Chr(13)
  sMessage = sMessage &amp; "  - &lt;Ctrl&gt; + &lt;1&gt; : Titre 1" &amp; Chr(13)
  sMessage = sMessage &amp; "  - &lt;Ctrl&gt; + &lt;2&gt; : Titre 2" &amp; Chr(13)
  sMessage = sMessage &amp; "  - &lt;Ctrl&gt; + &lt;3&gt; : Titre 3" &amp; Chr(13) &amp; Chr(13)
  
  sMessage = sMessage &amp; "Styles de Caractères" &amp; Chr(13)
  sMessage = sMessage &amp; "------------------------" &amp; Chr(13) &amp; Chr(13)
  sMessage = sMessage &amp; "  - &lt;Ctrl&gt; + &lt;p&gt; : Code_par" &amp; Chr(13)
  sMessage = sMessage &amp; "  - &lt;Ctrl&gt; + &lt;n&gt; : Code_em" &amp; Chr(13)
  sMessage = sMessage &amp; "  - &lt;Ctrl&gt; + &lt;l&gt; : Url" &amp; Chr(13)
  sMessage = sMessage &amp; "  - &lt;Ctrl&gt; + &lt;i&gt; : Italic" &amp; Chr(13)
  sMessage = sMessage &amp; "  - &lt;Ctrl&gt; + &lt;g&gt; : Gras" &amp; Chr(13)
  
  MsgBox(sMessage, 7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iamon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